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522C00002F445CECA8AF.svm"/>
  <manifest:file-entry manifest:media-type="" manifest:full-path="Pictures/2000000700004A20000039C7AEB85379.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 manifest:full-path="Pictures/200000070000245100001677957F786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5" style:family="table">
      <style:table-properties style:width="25.698cm" table:align="margins"/>
    </style:style>
    <style:style style:name="Tableau5.A" style:family="table-column">
      <style:table-column-properties style:column-width="6.048cm" style:rel-column-width="15426*"/>
    </style:style>
    <style:style style:name="Tableau5.B" style:family="table-column">
      <style:table-column-properties style:column-width="19.65cm" style:rel-column-width="50109*"/>
    </style:style>
    <style:style style:name="Tableau5.1" style:family="table-row">
      <style:table-row-properties style:min-row-height="0.773cm"/>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dddddd"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8.C4"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776cm" style:rel-column-width="10703*"/>
    </style:style>
    <style:style style:name="Tableau4.B" style:family="table-column">
      <style:table-column-properties style:column-width="4.48cm" style:rel-column-width="17272*"/>
    </style:style>
    <style:style style:name="Tableau4.C" style:family="table-column">
      <style:table-column-properties style:column-width="9.742cm" style:rel-column-width="37560*"/>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dddddd" fo:padding="0.097cm" fo:border="0.002cm solid #000000">
        <style:background-image/>
      </style:table-cell-properties>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4.3" style:family="table-row">
      <style:table-row-properties style:min-row-height="0.575cm"/>
    </style:style>
    <style:style style:name="Tableau4.B3" style:family="table-cell">
      <style:table-cell-properties fo:padding="0.097cm" fo:border-left="0.002cm solid #000000" fo:border-right="none" fo:border-top="0.002cm solid #000000" fo:border-bottom="0.002cm solid #000000"/>
    </style:style>
    <style:style style:name="Tableau4.B4" style:family="table-cell">
      <style:table-cell-properties fo:padding="0.097cm" fo:border-left="0.002cm solid #000000" fo:border-right="none" fo:border-top="none" fo:border-bottom="0.002cm solid #000000"/>
    </style:style>
    <style:style style:name="Tableau10" style:family="table">
      <style:table-properties style:width="16.999cm" table:align="margins"/>
    </style:style>
    <style:style style:name="Tableau10.A" style:family="table-column">
      <style:table-column-properties style:column-width="2.775cm" style:rel-column-width="10696*"/>
    </style:style>
    <style:style style:name="Tableau10.B" style:family="table-column">
      <style:table-column-properties style:column-width="6.2cm" style:rel-column-width="23903*"/>
    </style:style>
    <style:style style:name="Tableau10.C" style:family="table-column">
      <style:table-column-properties style:column-width="8.024cm" style:rel-column-width="30936*"/>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dddddd" fo:padding="0.097cm" fo:border="0.002cm solid #000000">
        <style:background-image/>
      </style:table-cell-properties>
    </style:style>
    <style:style style:name="Tableau10.2" style:family="table-row">
      <style:table-row-properties style:min-row-height="0.575cm"/>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none" fo:border-top="0.002cm solid #000000"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0.B3"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style="italic" style:font-size-asian="10pt" style:font-style-asian="italic" style:font-size-complex="10pt" style:font-style-complex="italic"/>
    </style:style>
    <style:style style:name="P6" style:family="paragraph" style:parent-style-name="Standard">
      <style:text-properties fo:font-size="10pt" fo:font-style="normal" style:font-size-asian="10pt" style:font-style-asian="normal" style:font-size-complex="10pt" style:font-style-complex="normal"/>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 style:family="paragraph" style:parent-style-name="Text_20_body">
      <style:text-properties fo:font-size="11pt" fo:language="fr" fo:country="FR" fo:font-style="normal" style:font-size-asian="11pt" style:font-style-asian="normal" style:font-size-complex="11pt" style:font-style-complex="normal"/>
    </style:style>
    <style:style style:name="P10"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1" style:family="paragraph" style:parent-style-name="Text_20_body">
      <style:text-properties fo:font-size="11pt" fo:language="fr" fo:country="FR" fo:font-style="italic" style:font-size-asian="11pt" style:font-style-asian="italic" style:font-size-complex="11pt" style:font-style-complex="italic"/>
    </style:style>
    <style:style style:name="P12" style:family="paragraph" style:parent-style-name="Text_20_body">
      <style:text-properties fo:font-size="11pt" fo:language="fr" fo:country="FR" style:font-size-asian="11pt" style:font-size-complex="11pt"/>
    </style:style>
    <style:style style:name="P13" style:family="paragraph" style:parent-style-name="Text_20_body">
      <style:paragraph-properties fo:text-align="justify" style:justify-single-word="false"/>
      <style:text-properties fo:font-size="11pt" fo:language="fr" fo:country="FR" style:font-size-asian="11pt" style:font-size-complex="11pt"/>
    </style:style>
    <style:style style:name="P14" style:family="paragraph" style:parent-style-name="Text_20_body">
      <style:text-properties fo:font-size="11pt" fo:language="fr" fo:country="FR" fo:font-weight="normal" style:font-size-asian="11pt" style:font-weight-asian="normal" style:font-size-complex="11pt" style:font-weight-complex="normal"/>
    </style:style>
    <style:style style:name="P15"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16" style:family="paragraph" style:parent-style-name="Text_20_body">
      <style:text-properties fo:font-size="11pt" fo:language="fr" fo:country="FR" fo:font-weight="bold" style:font-size-asian="11pt" style:font-weight-asian="bold" style:font-size-complex="11pt" style:font-weight-complex="bold"/>
    </style:style>
    <style:style style:name="P17" style:family="paragraph" style:parent-style-name="Text_20_body">
      <style:text-properties fo:font-size="11pt" fo:language="fr" fo:country="FR" style:text-underline-style="solid" style:text-underline-width="auto" style:text-underline-color="font-color" style:font-size-asian="11pt" style:font-size-complex="11pt"/>
    </style:style>
    <style:style style:name="P18" style:family="paragraph" style:parent-style-name="Text_20_body">
      <style:paragraph-properties fo:text-align="justify" style:justify-single-word="false"/>
      <style:text-properties fo:font-size="11pt" fo:language="fr" fo:country="FR" style:text-underline-style="solid" style:text-underline-width="auto" style:text-underline-color="font-color" fo:font-weight="normal" style:font-size-asian="11pt" style:font-weight-asian="normal" style:font-size-complex="11pt" style:font-weight-complex="normal"/>
    </style:style>
    <style:style style:name="P19" style:family="paragraph" style:parent-style-name="Text_20_body">
      <style:text-properties fo:font-size="11pt" fo:language="fr" fo:country="FR" style:text-underline-style="none" style:font-size-asian="11pt" style:font-size-complex="11pt"/>
    </style:style>
    <style:style style:name="P20" style:family="paragraph" style:parent-style-name="Text_20_body">
      <style:text-properties fo:font-size="11pt" style:font-size-asian="11pt" style:font-size-complex="11pt"/>
    </style:style>
    <style:style style:name="P21" style:family="paragraph" style:parent-style-name="Text_20_body">
      <style:paragraph-properties fo:text-align="justify" style:justify-single-word="false"/>
      <style:text-properties fo:font-size="11pt" style:font-size-asian="11pt" style:font-size-complex="11pt"/>
    </style:style>
    <style:style style:name="P22"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23" style:family="paragraph" style:parent-style-name="Text_20_body">
      <style:text-properties fo:language="fr" fo:country="FR"/>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text-properties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able_20_Contents">
      <style:text-properties fo:font-size="11pt" style:font-size-asian="11pt" style:font-size-complex="11pt"/>
    </style:style>
    <style:style style:name="P28"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30" style:family="paragraph" style:parent-style-name="Table_20_Contents">
      <style:text-properties fo:font-size="11pt" fo:language="fr" fo:country="FR" fo:font-weight="normal" style:font-size-asian="11pt" style:font-weight-asian="normal" style:font-size-complex="11pt" style:font-weight-complex="normal"/>
    </style:style>
    <style:style style:name="P31"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32"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ize="10pt" fo:font-weight="bold" style:font-size-asian="10pt" style:font-weight-asian="bold" style:font-size-complex="10pt" style:font-weight-complex="bold"/>
    </style:style>
    <style:style style:name="P35" style:family="paragraph" style:parent-style-name="Table_20_Contents">
      <style:text-properties fo:font-size="10pt" fo:language="fr" fo:country="FR" fo:font-weight="normal" style:font-size-asian="10pt" style:font-weight-asian="normal" style:font-size-complex="10pt" style:font-weight-complex="normal"/>
    </style:style>
    <style:style style:name="P36" style:family="paragraph" style:parent-style-name="Table_20_Contents">
      <style:text-properties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Table_20_Contents">
      <style:text-properties fo:font-size="10pt" fo:font-style="italic" style:font-size-asian="10pt" style:font-style-asian="italic" style:font-size-complex="10pt" style:font-style-complex="italic"/>
    </style:style>
    <style:style style:name="P38" style:family="paragraph" style:parent-style-name="Table_20_Contents">
      <style:text-properties fo:font-size="10pt" style:text-underline-style="none" fo:font-weight="normal" style:font-size-asian="10pt" style:font-weight-asian="normal" style:font-size-complex="10pt" style:font-weight-complex="normal"/>
    </style:style>
    <style:style style:name="P39" style:family="paragraph" style:parent-style-name="Table_20_Contents">
      <style:text-properties fo:font-size="12pt" style:font-size-asian="12pt" style:font-size-complex="12pt"/>
    </style:style>
    <style:style style:name="P40" style:family="paragraph" style:parent-style-name="Table_20_Contents">
      <style:text-properties style:text-position="0% 100%" style:font-name="Symbol" fo:font-size="12pt" style:font-name-asian="Symbol" style:font-size-asian="12pt" style:font-name-complex="Symbol" style:font-size-complex="12pt"/>
    </style:style>
    <style:style style:name="P41" style:family="paragraph" style:parent-style-name="Table_20_Contents">
      <style:text-properties style:text-position="0% 100%" style:font-name="Times New Roman" fo:font-size="10pt" style:font-name-asian="Symbol" style:font-size-asian="10pt" style:font-name-complex="Symbol" style:font-size-complex="10pt"/>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6" style:family="paragraph" style:parent-style-name="Text_20_body" style:list-style-name="L2">
      <style:text-properties fo:font-size="11pt" fo:language="fr" fo:country="FR" fo:font-weight="normal" style:font-size-asian="11pt" style:font-weight-asian="normal" style:font-size-complex="11pt" style:font-weight-complex="normal"/>
    </style:style>
    <style:style style:name="P47" style:family="paragraph" style:parent-style-name="Text_20_body">
      <style:text-properties fo:font-size="11pt" fo:language="fr" fo:country="FR" style:font-size-asian="11pt" style:font-size-complex="11pt"/>
    </style:style>
    <style:style style:name="P48" style:family="paragraph" style:parent-style-name="Text_20_body" style:list-style-name="L6">
      <style:text-properties fo:font-size="11pt" fo:language="fr" fo:country="FR" style:font-size-asian="11pt" style:font-size-complex="11pt"/>
    </style:style>
    <style:style style:name="P49" style:family="paragraph" style:parent-style-name="Text_20_body" style:list-style-name="L3">
      <style:text-properties fo:font-size="11pt" style:font-size-asian="11pt" style:font-size-complex="11pt"/>
    </style:style>
    <style:style style:name="P50" style:family="paragraph" style:parent-style-name="Text_20_body" style:list-style-name="L4">
      <style:text-properties fo:font-size="11pt" style:font-size-asian="11pt" style:font-size-complex="11pt"/>
    </style:style>
    <style:style style:name="P51" style:family="paragraph" style:parent-style-name="Text_20_body" style:list-style-name="L5">
      <style:text-properties fo:font-size="11pt" style:font-size-asian="11pt" style:font-size-complex="11pt"/>
    </style:style>
    <style:style style:name="P52" style:family="paragraph" style:parent-style-name="Heading_20_2" style:master-page-name="Standard">
      <style:paragraph-properties style:page-number="auto"/>
    </style:style>
    <style:style style:name="P53"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54" style:family="paragraph" style:parent-style-name="Heading_20_1" style:master-page-name="Landscape">
      <style:paragraph-properties style:page-number="auto"/>
    </style:style>
    <style:style style:name="P55" style:family="paragraph">
      <style:paragraph-properties fo:text-align="center"/>
    </style:style>
    <style:style style:name="P56" style:family="paragraph">
      <style:text-properties fo:color="#ff3333" fo:font-size="10pt" style:font-size-asian="10pt" style:font-size-complex="10pt"/>
    </style:style>
    <style:style style:name="P57" style:family="paragraph">
      <style:text-properties fo:font-size="8pt" fo:font-style="italic" style:font-size-asian="8pt" style:font-style-asian="italic" style:font-size-complex="8pt" style:font-style-complex="italic"/>
    </style:style>
    <style:style style:name="P58" style:family="paragraph">
      <style:text-properties fo:font-size="8pt" style:font-size-asian="8pt" style:font-size-complex="8pt"/>
    </style:style>
    <style:style style:name="P59" style:family="paragraph">
      <style:text-properties fo:font-size="8pt" fo:font-style="italic" fo:font-weight="bold" style:font-size-asian="8pt" style:font-style-asian="italic" style:font-weight-asian="bold" style:font-size-complex="8pt" style:font-style-complex="italic" style:font-weight-complex="bold"/>
    </style:style>
    <style:style style:name="P60" style:family="paragraph">
      <style:text-properties fo:font-size="7pt" fo:font-style="italic" style:font-size-asian="7pt" style:font-style-asian="italic" style:font-size-complex="7pt" style:font-style-complex="italic"/>
    </style:style>
    <style:style style:name="P61" style:family="paragraph">
      <style:text-properties fo:font-weight="bold" style:font-weight-asian="bold" style:font-weight-complex="bold"/>
    </style:style>
    <style:style style:name="P62" style:family="paragraph">
      <style:text-properties fo:font-size="10pt" fo:font-style="italic" fo:font-weight="bold" style:font-size-asian="10pt" style:font-style-asian="italic" style:font-weight-asian="bold" style:font-size-complex="10pt" style:font-style-complex="italic" style:font-weight-complex="bold"/>
    </style:style>
    <style:style style:name="P63" style:family="paragraph">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64" style:family="paragraph">
      <style:text-properties fo:font-size="10pt" style:font-size-asian="10pt" style:font-size-complex="10pt"/>
    </style:style>
    <style:style style:name="P65" style:family="paragraph">
      <style:text-properties fo:font-size="10pt" fo:font-style="italic" style:font-size-asian="10pt" style:font-style-asian="italic" style:font-size-complex="10pt" style:font-style-complex="italic"/>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font-size="11pt" style:font-size-asian="11pt" style:font-size-complex="11pt"/>
    </style:style>
    <style:style style:name="T10" style:family="text">
      <style:text-properties style:text-underline-style="none"/>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style:text-position="sub 58%"/>
    </style:style>
    <style:style style:name="T14" style:family="text">
      <style:text-properties style:text-position="sub 58%" style:font-name="Symbol" style:font-name-asian="Symbol" style:font-name-complex="Symbol"/>
    </style:style>
    <style:style style:name="T15" style:family="text">
      <style:text-properties style:text-position="sub 58%" style:font-name="Times New Roman" style:font-name-asian="Symbol" style:font-name-complex="Symbol"/>
    </style:style>
    <style:style style:name="T16" style:family="text">
      <style:text-properties style:text-position="0% 100%" style:font-name="Symbol" style:font-name-asian="Symbol" style:font-name-complex="Symbol"/>
    </style:style>
    <style:style style:name="T17" style:family="text">
      <style:text-properties style:text-position="0% 100%" style:font-name="Times New Roman" style:font-name-asian="Symbol" style:font-name-complex="Symbol"/>
    </style:style>
    <style:style style:name="T18" style:family="text">
      <style:text-properties fo:color="#0000cc"/>
    </style:style>
    <style:style style:name="T19" style:family="text">
      <style:text-properties fo:font-weight="bold" style:font-weight-asian="bold" style:font-weight-complex="bold"/>
    </style:style>
    <style:style style:name="T20" style:family="text">
      <style:text-properties fo:color="#ff3333" fo:font-size="10pt" style:font-size-asian="10pt" style:font-size-complex="10pt"/>
    </style:style>
    <style:style style:name="T21" style:family="text">
      <style:text-properties fo:font-size="8pt" fo:font-style="italic" style:font-size-asian="8pt" style:font-style-asian="italic" style:font-size-complex="8pt" style:font-style-complex="italic"/>
    </style:style>
    <style:style style:name="T22" style:family="text">
      <style:text-properties fo:font-size="8pt" style:font-size-asian="8pt" style:font-size-complex="8pt"/>
    </style:style>
    <style:style style:name="T23" style:family="text">
      <style:text-properties fo:font-size="8pt" fo:font-style="italic" fo:font-weight="bold" style:font-size-asian="8pt" style:font-style-asian="italic" style:font-weight-asian="bold" style:font-size-complex="8pt" style:font-style-complex="italic" style:font-weight-complex="bold"/>
    </style:style>
    <style:style style:name="T24" style:family="text">
      <style:text-properties fo:font-size="7pt" fo:font-style="italic" style:font-size-asian="7pt" style:font-style-asian="italic" style:font-size-complex="7pt" style:font-style-complex="italic"/>
    </style:style>
    <style:style style:name="T25" style:family="text">
      <style:text-properties fo:font-size="10pt" fo:font-style="italic" fo:font-weight="bold" style:font-size-asian="10pt" style:font-style-asian="italic" style:font-weight-asian="bold" style:font-size-complex="10pt" style:font-style-complex="italic" style:font-weight-complex="bold"/>
    </style:style>
    <style:style style:name="T26"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7"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28"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style>
    <style:style style:name="gr6" style:family="graphic">
      <style:graphic-properties draw:fill="none" draw:textarea-horizontal-align="justify" draw:textarea-vertical-align="middle" draw:auto-grow-height="false" fo:min-height="0cm" fo:min-width="0cm" style:run-through="foreground"/>
    </style:style>
    <style:style style:name="gr7" style:family="graphic">
      <style:graphic-properties draw:stroke="none" svg:stroke-color="#000000" draw:fill="none" draw:fill-color="#ffffff" fo:min-height="0.407cm" style:run-through="foreground"/>
    </style:style>
    <style:style style:name="gr8" style:family="graphic">
      <style:graphic-properties draw:stroke="none" svg:stroke-color="#000000" draw:fill="none" draw:fill-color="#ffffff" fo:min-height="0.397cm" style:run-through="foreground"/>
    </style:style>
    <style:style style:name="gr9" style:family="graphic">
      <style:graphic-properties draw:stroke="none" svg:stroke-color="#000000" draw:fill="none" draw:fill-color="#ffffff" fo:min-height="1.633cm" style:run-through="foreground"/>
    </style:style>
    <style:style style:name="gr10" style:family="graphic">
      <style:graphic-properties draw:marker-end="Arrow_20_concave" draw:marker-end-width="0.15cm" draw:textarea-horizontal-align="center" draw:textarea-vertical-align="middle" style:run-through="foreground"/>
    </style:style>
    <style:style style:name="gr11" style:family="graphic">
      <style:graphic-properties draw:fill="solid" draw:fill-color="#ffffcc" draw:textarea-horizontal-align="justify" draw:textarea-vertical-align="middle" draw:auto-grow-height="false" fo:min-height="0cm" fo:min-width="0cm" style:run-through="foreground"/>
    </style:style>
    <style:style style:name="gr12" style:family="graphic">
      <style:graphic-properties draw:stroke="dash" draw:stroke-dash="Ultrafine_20_Dashed" draw:fill="solid" draw:fill-color="#ccffcc" draw:textarea-horizontal-align="center" draw:textarea-vertical-align="middle" style:run-through="foreground"/>
    </style:style>
    <style:style style:name="gr13" style:family="graphic">
      <style:graphic-properties draw:stroke="none" svg:stroke-color="#000000" draw:fill="none" draw:fill-color="#ffffff" fo:min-height="0.688cm" style:run-through="foreground"/>
    </style:style>
    <style:style style:name="gr14" style:family="graphic">
      <style:graphic-properties draw:stroke="none" svg:stroke-color="#000000" draw:fill="none" draw:fill-color="#ffffff" fo:min-height="0.612cm" style:run-through="foreground"/>
    </style:style>
    <style:style style:name="gr15" style:family="graphic">
      <style:graphic-properties draw:stroke="none" svg:stroke-color="#000000" draw:fill="none" draw:fill-color="#ffffff" fo:min-height="1.538cm" style:run-through="foreground"/>
    </style:style>
    <style:style style:name="gr16" style:family="graphic">
      <style:graphic-properties draw:stroke="none" svg:stroke-color="#000000" draw:fill="none" draw:fill-color="#ffffff" fo:min-height="0.586cm" style:run-through="foreground"/>
    </style:style>
    <style:style style:name="gr17" style:family="graphic">
      <style:graphic-properties draw:stroke="none" svg:stroke-color="#000000" draw:fill="none" draw:fill-color="#ffffff" fo:min-height="1.215cm" style:run-through="foreground"/>
    </style:style>
    <style:style style:name="gr18" style:family="graphic">
      <style:graphic-properties draw:stroke="none" svg:stroke-color="#000000" draw:fill="none" draw:fill-color="#ffffff" fo:min-height="0.647cm" style:run-through="foreground"/>
    </style:style>
    <style:style style:name="gr19" style:family="graphic">
      <style:graphic-properties draw:stroke="none" svg:stroke-color="#000000" draw:fill="none" draw:fill-color="#ffffff" fo:min-height="0.52cm" style:run-through="foreground"/>
    </style:style>
    <style:style style:name="gr20" style:family="graphic">
      <style:graphic-properties draw:fill="solid" draw:fill-color="#cfe7f5" draw:textarea-horizontal-align="justify" draw:textarea-vertical-align="middle" draw:auto-grow-height="false" fo:min-height="0cm" fo:min-width="0cm" style:run-through="foreground"/>
    </style:style>
    <style:style style:name="gr21" style:family="graphic">
      <style:graphic-properties draw:stroke="dash" draw:stroke-dash="Ultrafine_20_Dashed" draw:fill="solid" draw:fill-color="#cc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88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97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12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538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1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47cm" style:run-through="foreground" style:vertical-pos="from-top" style:vertical-rel="paragraph" style:horizontal-pos="from-left" style:horizontal-rel="paragraph" draw:wrap-influence-on-position="once-concurrent" style:flow-with-text="false"/>
    </style:style>
    <style:style style:name="gr31"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none" draw:textarea-horizontal-align="center" draw:textarea-vertical-align="middle" style:run-through="foreground"/>
    </style:style>
    <style:style style:name="gr34" style:family="graphic">
      <style:graphic-properties draw:stroke="none" svg:stroke-color="#000000" draw:fill="none" draw:fill-color="#ffffff" fo:min-height="0.411cm" style:run-through="foreground"/>
    </style:style>
    <style:style style:name="gr35" style:family="graphic">
      <style:graphic-properties svg:stroke-color="#000000" draw:marker-end="Arrow_20_concave" draw:marker-end-width="0.15cm" draw:textarea-horizontal-align="center" draw:textarea-vertical-align="middle" style:run-through="foreground"/>
    </style:style>
    <style:style style:name="gr36" style:family="graphic">
      <style:graphic-properties style:run-through="foreground"/>
    </style:style>
    <style:style style:name="gr37" style:family="graphic">
      <style:graphic-properties draw:textarea-horizontal-align="center" draw:textarea-vertical-align="middle" style:run-through="foreground"/>
    </style:style>
    <style:style style:name="gr38" style:family="graphic">
      <style:graphic-properties draw:fill="solid" draw:fill-color="#ffffcc" draw:textarea-horizontal-align="center" draw:textarea-vertical-align="middle" style:run-through="foreground"/>
    </style:style>
    <style:style style:name="gr39" style:family="graphic">
      <style:graphic-properties draw:marker-end="Arrow_20_concave" draw:marker-end-width="0.15cm" draw:fill="solid" draw:fill-color="#ffffcc" draw:textarea-horizontal-align="center" draw:textarea-vertical-align="middle" style:run-through="foreground"/>
    </style:style>
    <style:style style:name="gr40"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411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1.219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1.004cm"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5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000000" draw:marker-start="Dimension_20_Lines" draw:marker-start-width="0.15cm" draw:marker-end="Dimension_20_Lines"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6"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3">1.Composition du système (voir SysML)<text:tab/>2</text:p>
          <text:p text:style-name="P42">1.1.Description des éléments du système <text:tab/>2</text:p>
          <text:p text:style-name="P42">1.2.Interactions entre les éléments du système <text:tab/>3</text:p>
          <text:p text:style-name="P42">1.3.Grands principes de fonctionnement<text:tab/>4</text:p>
          <text:p text:style-name="P43">2.Expérience utilisateur IHM<text:tab/>6</text:p>
          <text:p text:style-name="P42">2.1.Présentation des modes de fonctionnement<text:tab/>6</text:p>
          <text:p text:style-name="P42">2.2.Les ensembles de données passées à SGw<text:tab/>7</text:p>
          <text:p text:style-name="P42">2.3.Les variables d'échange IHM-SGw<text:tab/>8</text:p>
          <text:p text:style-name="P43">3.Echanges entre les principaux acteurs du système<text:tab/>10</text:p>
          <text:p text:style-name="P42">3.1.Transaction IHM-Smart Gateway<text:tab/>13</text:p>
          <text:p text:style-name="P44">3.1.1.Requête Mode Automatique<text:tab/>14</text:p>
          <text:p text:style-name="P44">3.1.2.Requête Mode Program <text:tab/>14</text:p>
          <text:p text:style-name="P42">3.2.Transaction RmDv i<text:tab/>15</text:p>
          <text:p text:style-name="P43">4.Architecture logicielle python IHM<text:tab/>16</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h text:style-name="P53" text:outline-level="1">Composition du système (voir SysML)</text:h>
      <text:p text:style-name="P8"/>
      <text:p text:style-name="P8"><draw:frame draw:style-name="fr1" draw:name="images1" text:anchor-type="paragraph" svg:width="16.939cm" svg:height="6.625cm" draw:z-index="0"><draw:image xlink:href="Pictures/200000070000513A000022BE59A5B3AA.svm" xlink:type="simple" xlink:show="embed" xlink:actuate="onLoad"/></draw:frame></text:p>
      <text:h text:style-name="Heading_20_2" text:outline-level="2">Description des éléments du système </text:h>
      <text:p text:style-name="P8"/>
      <text:p text:style-name="P8"><text:span text:style-name="T3">Air Conditioner</text:span> : Les climatiseurs Mitsubishi air-air monosplit. Il y en 4 (salon, salle à manger, entrée, couloir). </text:p>
      <text:p text:style-name="P8"><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8"><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sur les trames du <text:span text:style-name="T10">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11">Le traitement fait par la </text:span><text:span text:style-name="T5">Smart Gateway</text:span><text:span text:style-name="T11"> consiste en la stratégie de commande des climatiseurs</text:span>. C'est ce qui justifie le «<text:span text:style-name="T2"> Smart </text:span>» dans la dénomination... toute l'intelligence du système est dans ce module à base de <text:s/>STM32F103.</text:p>
      <text:p text:style-name="P8"><text:span text:style-name="T3">IHM </text:span>: Unité basée sur une <text:span text:style-name="T2">Raspberry pi 2 </text:span>et un écran tactile. Elle communique :</text:p>
      <text:p text:style-name="P8"/>
      <text:list xml:id="list2478514714651881488" text:style-name="L1">
        <text:list-item>
          <text:p text:style-name="P45"><text:soft-page-break/>vers la passerelle intelligente en UART pour recevoir l'état des climatiseurs et transmettre des nouvelles informations (puissance disponibles, informations tempo, paramètres utilisateur....)</text:p>
        </text:list-item>
        <text:list-item>
          <text:p text:style-name="P45">vers l'onduleur en HTTP via des requêtes locale (<text:span text:style-name="T2">HMI</text:span>-box-onduleur),</text:p>
        </text:list-item>
        <text:list-item>
          <text:p text:style-name="P45">vers le web en HTTP pour recevoir les informations EDF tempo, pour recevoir les infos météo ?</text:p>
        </text:list-item>
        <text:list-item>
          <text:p text:style-name="P45">Avec le user via le touch screen pour paramétrer le système, pour visualiser en temps réels les flux d'énergie de la maison, de l'onduleur, de la voiture ?</text:p>
        </text:list-item>
      </text:list>
      <text:p text:style-name="P8"/>
      <text:p text:style-name="P10">L'ensemble PV + onduleur + Smart Meter <text:span text:style-name="T6">: c'est évidemment le système de production d'énergie PV. Les informations utiles se trouvent au niveau du </text:span><text:span text:style-name="T12">SmartMeter</text:span><text:span text:style-name="T6"> et sont utilisables via l'onduleur et son lien Ethernet, en utilisant l'API fournie par Fronius (voir document dans le répertoire RS585)</text:span></text:p>
      <text:p text:style-name="P8"/>
      <text:h text:style-name="Heading_20_2" text:outline-level="2">Interactions entre les éléments du système </text:h>
      <text:p text:style-name="P8"/>
      <text:p text:style-name="P22"><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55" svg:width="16.357cm" svg:height="10.05cm" svg:x="0.201cm" svg:y="0.164cm"><text:p/></draw:rect><draw:ellipse text:anchor-type="paragraph" draw:z-index="3" draw:style-name="gr2" draw:text-style-name="P55" svg:width="3.536cm" svg:height="2.001cm" svg:x="7.297cm" svg:y="4.355cm"><text:p/></draw:ellipse></text:p>
      <text:p text:style-name="P8"/>
      <text:p text:style-name="P8"/>
      <text:p text:style-name="P8"/>
      <text:p text:style-name="P8"/>
      <text:p text:style-name="P8"/>
      <text:h text:style-name="Heading_20_2" text:outline-level="2"><text:soft-page-break/>Grands principes de fonctionnement</text:h>
      <text:p text:style-name="P8"/>
      <text:p text:style-name="P8">L'intelligence du système est confiée à la passerelle, la <text:span text:style-name="T2">SmartGateway</text:span>. Elle échange à la fois avec l'<text:span text:style-name="T2">HMI</text:span> et les <text:span text:style-name="T2">RemoteDevices</text:span>.</text:p>
      <text:p text:style-name="P8">Ces derniers étant alimentés sur piles, ne peuvent pas être en écoute permanente. Ils sont endormis sur de très longue période : typiquement 30mn de repos pour quelques secondes d'activités. Cela permet d'économiser les piles.</text:p>
      <text:p text:style-name="P8">→ l<text:span text:style-name="T11">es </text:span><text:span text:style-name="T5">RemoteDevices</text:span><text:span text:style-name="T11"> sont donc obligatoirement à l'initiative des requêtes</text:span> lors des transactions et c'est la <text:span text:style-name="T2">SmartGateway</text:span> qui est en écoute permanente (alimentée sur secteur)</text:p>
      <text:p text:style-name="P8"/>
      <text:p text:style-name="P8">L'<text:span text:style-name="T2">HMI</text:span> est faite sur une Raspberry pi. La communication série en python se fait en scrutatif (en tout cas j'ai pas trouvé le mode événementiel!). Par ailleurs le STM32 gère parfaitement cela.</text:p>
      <text:p text:style-name="P8"/>
      <text:p text:style-name="P8">→ <text:span text:style-name="T11">la </text:span><text:span text:style-name="T5">HMI </text:span><text:span text:style-name="T11">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8"/>
      <text:p text:style-name="P8">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8">→ l<text:span text:style-name="T11">a </text:span><text:span text:style-name="T5">SmartGateway</text:span><text:span text:style-name="T11">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8"/>
      <text:p text:style-name="P8"/>
      <text:p text:style-name="P8"/>
      <text:p text:style-name="P8"/>
      <text:p text:style-name="P8"/>
      <text:p text:style-name="P8"/>
      <text:p text:style-name="P8"/>
      <text:p text:style-name="P8"/>
      <text:p text:style-name="P8"/>
      <text:p text:style-name="P8"/>
      <text:p text:style-name="P8"/>
      <text:p text:style-name="P21"/>
      <text:p text:style-name="P21"/>
      <text:p text:style-name="P21"/>
      <text:p text:style-name="P21"/>
      <text:p text:style-name="P13"/>
      <text:h text:style-name="P54" text:outline-level="1">Expérience utilisateur IHM</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29">Mode :</text:p>
          </table:table-cell>
          <table:table-cell table:style-name="Tableau1.A1" office:value-type="string">
            <text:p text:style-name="P31">Jour HP / Nuit HC</text:p>
            <text:p text:style-name="P31">(6h00 / 22h00)</text:p>
          </table:table-cell>
          <table:table-cell table:style-name="Tableau1.A1" office:value-type="string">
            <text:p text:style-name="P29">Tempo Rouge</text:p>
            <text:p text:style-name="P31">paramètres...</text:p>
          </table:table-cell>
          <table:table-cell table:style-name="Tableau1.A1" office:value-type="string">
            <text:p text:style-name="P29">Tempo Blanc</text:p>
            <text:p text:style-name="P31">paramètres...</text:p>
          </table:table-cell>
          <table:table-cell table:style-name="Tableau1.E1" office:value-type="string">
            <text:p text:style-name="P29">Tempo Bleu</text:p>
            <text:p text:style-name="P31">paramètres...</text:p>
          </table:table-cell>
        </table:table-row>
        <table:table-row>
          <table:table-cell table:style-name="Tableau1.A2" table:number-rows-spanned="2" office:value-type="string">
            <text:p text:style-name="P28">Auto</text:p>
            <text:p text:style-name="P32">Gère la puissance de chauffe en fonction de la puissance disponible, avec un minimum de température mesurée</text:p>
          </table:table-cell>
          <table:table-cell table:style-name="Tableau1.A2" office:value-type="string">
            <text:p text:style-name="P27">HP</text:p>
          </table:table-cell>
          <table:table-cell table:style-name="Tableau1.A2" office:value-type="string">
            <text:p text:style-name="P33"><text:span text:style-name="T16"></text:span><text:span text:style-name="T13">min</text:span> = 16°C</text:p>
            <text:p text:style-name="P33">Montée en température si excédent de puissance est supérieur à 1000W.</text:p>
            <text:p text:style-name="P33">Retour à la consigne si excédent de puissance est inférieur à 500W.</text:p>
            <text:p text:style-name="P33"/>
            <text:p text:style-name="P33">Prio Clim : Entrée, Salon, Salle à manger, Couloir</text:p>
          </table:table-cell>
          <table:table-cell table:style-name="Tableau1.A2" office:value-type="string">
            <text:p text:style-name="P33"><text:span text:style-name="T16"></text:span><text:span text:style-name="T13">min</text:span> = 17°C</text:p>
            <text:p text:style-name="P33">Montée en température si excédent de puissance est supérieur à 500W.</text:p>
            <text:p text:style-name="P33">Retour à la consigne si excédent de puissance est inférieur à 0W.</text:p>
            <text:p text:style-name="P33"/>
            <text:p text:style-name="P33">Prio Clim : Salle à manger, Entrée, Salon Couloir</text:p>
          </table:table-cell>
          <table:table-cell table:style-name="Tableau1.E2" office:value-type="string">
            <text:p text:style-name="P33"><text:span text:style-name="T16"></text:span><text:span text:style-name="T13">min</text:span> = 19°C</text:p>
            <text:p text:style-name="P33">Montée en température si excédent de puissance est supérieur à 500W.</text:p>
            <text:p text:style-name="P33">Retour à la consigne si excédent de puissance est inférieur à 0W.</text:p>
            <text:p text:style-name="P33"/>
            <text:p text:style-name="P33">Prio Clim : Salle à manger, Entrée, Salon Couloir</text:p>
          </table:table-cell>
        </table:table-row>
        <table:table-row>
          <table:covered-table-cell/>
          <table:table-cell table:style-name="Tableau1.A2" office:value-type="string">
            <text:p text:style-name="P27">HC</text:p>
          </table:table-cell>
          <table:table-cell table:style-name="Tableau1.A2" office:value-type="string">
            <text:p text:style-name="P33">Si <text:span text:style-name="T16"></text:span><text:span text:style-name="T15">ext </text:span><text:span text:style-name="T17">&gt; </text:span><text:span text:style-name="T16"></text:span><text:span text:style-name="T15">ext min </text:span><text:span text:style-name="T17">=10 °C Climatiseur Off</text:span></text:p>
            <text:p text:style-name="P33"><text:span text:style-name="T17">Sinon </text:span><text:span text:style-name="T16"></text:span><text:span text:style-name="T15"> min </text:span><text:span text:style-name="T17">= 18°C</text:span></text:p>
          </table:table-cell>
          <table:table-cell table:style-name="Tableau1.A2" office:value-type="string">
            <text:p text:style-name="P33">Si <text:span text:style-name="T16"></text:span><text:span text:style-name="T15">ext </text:span><text:span text:style-name="T17">&gt; </text:span><text:span text:style-name="T16"></text:span><text:span text:style-name="T15">ext min </text:span><text:span text:style-name="T17">=10 °C Climatiseur Off</text:span></text:p>
            <text:p text:style-name="P33"><text:span text:style-name="T17">Sinon </text:span><text:span text:style-name="T16"></text:span><text:span text:style-name="T15"> min </text:span><text:span text:style-name="T17">= 18°C</text:span></text:p>
          </table:table-cell>
          <table:table-cell table:style-name="Tableau1.E2" office:value-type="string">
            <text:p text:style-name="P33">Si <text:span text:style-name="T16"></text:span><text:span text:style-name="T15">ext </text:span><text:span text:style-name="T17">&gt; </text:span><text:span text:style-name="T16"></text:span><text:span text:style-name="T15">ext min </text:span><text:span text:style-name="T17">=10 °C Climatiseur Off</text:span></text:p>
            <text:p text:style-name="P33"><text:span text:style-name="T17">Sinon </text:span><text:span text:style-name="T16"></text:span><text:span text:style-name="T15"> min </text:span><text:span text:style-name="T17">= 18°C</text:span></text:p>
          </table:table-cell>
        </table:table-row>
        <table:table-row>
          <table:table-cell table:style-name="Tableau1.A2" office:value-type="string">
            <text:p text:style-name="P28">Programmé</text:p>
            <text:p text:style-name="P32">Gère les climatiseurs en fonction de l'heure et des jours.</text:p>
            <text:p text:style-name="P32"/>
          </table:table-cell>
          <table:table-cell table:style-name="Tableau1.A2" office:value-type="string">
            <text:p text:style-name="P27"/>
          </table:table-cell>
          <table:table-cell table:style-name="Tableau1.A2" office:value-type="string">
            <text:p text:style-name="P33">6h00 <text:span text:style-name="T16"></text:span> = 18°C <text:s text:c="11"/>15h00 <text:span text:style-name="T16"></text:span> = 20°C <text:s text:c="6"/>8h00 <text:span text:style-name="T16"></text:span><text:span text:style-name="T14"> </text:span>= 20°C <text:s text:c="12"/>18h00 <text:span text:style-name="T16"></text:span> = 19°C</text:p>
            <text:p text:style-name="P33">10h00 <text:span text:style-name="T16"></text:span><text:span text:style-name="T14"> </text:span>= 20°C <text:s text:c="10"/>22h00 <text:span text:style-name="T16"></text:span> = 19°C</text:p>
            <text:p text:style-name="P33">pour chacune des 4 climatisations</text:p>
          </table:table-cell>
          <table:table-cell table:style-name="Tableau1.A2" office:value-type="string">
            <text:p text:style-name="P33">6h00 <text:span text:style-name="T16"></text:span> = 18°C <text:s text:c="11"/>15h00 <text:span text:style-name="T16"></text:span> = 20°C <text:s text:c="6"/>8h00 <text:span text:style-name="T16"></text:span><text:span text:style-name="T14"> </text:span>= 20°C <text:s text:c="12"/>18h00 <text:span text:style-name="T16"></text:span> = 19°C</text:p>
            <text:p text:style-name="P33">10h00 <text:span text:style-name="T16"></text:span><text:span text:style-name="T14"> </text:span>= 20°C <text:s text:c="10"/>22h00 <text:span text:style-name="T16"></text:span> = 19°C</text:p>
            <text:p text:style-name="P33">pour chacune des 4 climatisations</text:p>
          </table:table-cell>
          <table:table-cell table:style-name="Tableau1.E2" office:value-type="string">
            <text:p text:style-name="P33">6h00 <text:span text:style-name="T16"></text:span> = 18°C <text:s text:c="11"/>15h00 <text:span text:style-name="T16"></text:span> = 20°C <text:s text:c="6"/>8h00 <text:span text:style-name="T16"></text:span><text:span text:style-name="T14"> </text:span>= 20°C <text:s text:c="12"/>18h00 <text:span text:style-name="T16"></text:span> = 19°C</text:p>
            <text:p text:style-name="P33">10h00 <text:span text:style-name="T16"></text:span><text:span text:style-name="T14"> </text:span>= 20°C <text:s text:c="10"/>22h00 <text:span text:style-name="T16"></text:span> = 19°C</text:p>
            <text:p text:style-name="P33">pour chacune des 4 climatisations</text:p>
          </table:table-cell>
        </table:table-row>
        <table:table-row>
          <table:table-cell table:style-name="Tableau1.A2" office:value-type="string">
            <text:p text:style-name="P28">Vacances</text:p>
            <text:p text:style-name="P32">Date d'arrivée :</text:p>
            <text:p text:style-name="P32">Température Arrivée</text:p>
            <text:p text:style-name="P32">Reprise en mode automatique ou programmé 1 jours avant</text:p>
          </table:table-cell>
          <table:table-cell table:style-name="Tableau1.A2" office:value-type="string">
            <text:p text:style-name="P27"/>
          </table:table-cell>
          <table:table-cell table:style-name="Tableau1.A2" office:value-type="string">
            <text:p text:style-name="P33"/>
            <text:p text:style-name="P39"><text:span text:style-name="T16"></text:span><text:span text:style-name="T15">HG</text:span> = 12°C</text:p>
          </table:table-cell>
          <table:table-cell table:style-name="Tableau1.A2" office:value-type="string">
            <text:p text:style-name="P40"/>
            <text:p text:style-name="P39"><text:span text:style-name="T16"></text:span><text:span text:style-name="T15">HG</text:span> = 12°C</text:p>
          </table:table-cell>
          <table:table-cell table:style-name="Tableau1.E2" office:value-type="string">
            <text:p text:style-name="P33"/>
            <text:p text:style-name="P39"><text:span text:style-name="T16"></text:span><text:span text:style-name="T15">HG</text:span> = 12°C</text:p>
          </table:table-cell>
        </table:table-row>
      </table:table>
      <text:p text:style-name="P12"/>
      <text:p text:style-name="P14"/>
      <text:p text:style-name="P14"/>
      <text:p text:style-name="P14"/>
      <text:p text:style-name="P14"/>
      <text:p text:style-name="P14"/>
      <text:h text:style-name="Heading_20_2" text:outline-level="2"><text:soft-page-break/>Les ensembles de données passées à SGw</text:h>
      <text:p text:style-name="Standard"/>
      <table:table table:name="Tableau5" table:style-name="Tableau5">
        <table:table-column table:style-name="Tableau5.A"/>
        <table:table-column table:style-name="Tableau5.B"/>
        <table:table-row table:style-name="Tableau5.1">
          <table:table-cell table:style-name="Tableau5.A1" office:value-type="string">
            <text:p text:style-name="P29">Mode :</text:p>
          </table:table-cell>
          <table:table-cell table:style-name="Tableau5.B1" office:value-type="string">
            <text:p text:style-name="P31"/>
          </table:table-cell>
        </table:table-row>
        <table:table-row>
          <table:table-cell table:style-name="Tableau5.A2" office:value-type="string">
            <text:p text:style-name="P28">Auto</text:p>
            <text:p text:style-name="P32"/>
          </table:table-cell>
          <table:table-cell table:style-name="Tableau5.B2" office:value-type="string">
            <text:p text:style-name="P33"><text:span text:style-name="T16"></text:span><text:span text:style-name="T13">minHP</text:span> = <text:s/>…</text:p>
            <text:p text:style-name="P33"><text:span text:style-name="T16"></text:span><text:span text:style-name="T13">minHC</text:span> = <text:s/>…</text:p>
            <text:p text:style-name="P33"><text:span text:style-name="T16"></text:span><text:span text:style-name="T13">minExt</text:span> = <text:s/>…</text:p>
            <text:p text:style-name="P33">PowExcessStart = ...</text:p>
            <text:p text:style-name="P33">PowExcessStop = </text:p>
            <text:p text:style-name="P33">ClimPrio = {Salon, Salle à manger, <text:s/>Entrée, Couloir}</text:p>
            <text:p text:style-name="P33"/>
          </table:table-cell>
        </table:table-row>
        <table:table-row>
          <table:table-cell table:style-name="Tableau5.A2" office:value-type="string">
            <text:p text:style-name="P28">Programmé</text:p>
            <text:p text:style-name="P32">Gère les climatiseurs en fonction de l'heure et des jours.</text:p>
            <text:p text:style-name="P32"/>
          </table:table-cell>
          <table:table-cell table:style-name="Tableau5.B2" office:value-type="string">
            <text:p text:style-name="P33">Temperature_6h[4] . Consigne pour chaque clim. Si 0 alors arrêt clim. </text:p>
            <text:p text:style-name="P33">Temperature_8h[4]</text:p>
            <text:p text:style-name="P33">Temperature_10h[4]</text:p>
            <text:p text:style-name="P33">Temperature_15h[4]</text:p>
            <text:p text:style-name="P33">Temperature_18h[4]</text:p>
            <text:p text:style-name="P33">Temperature_22h[4]</text:p>
          </table:table-cell>
        </table:table-row>
        <table:table-row>
          <table:table-cell table:style-name="Tableau5.A2" office:value-type="string">
            <text:p text:style-name="P28">Vacances</text:p>
            <text:p text:style-name="P32">Date d'arrivée :</text:p>
            <text:p text:style-name="P32">Température Arrivée</text:p>
            <text:p text:style-name="P32">Reprise en mode automatique ou programmé 1 jours avant</text:p>
          </table:table-cell>
          <table:table-cell table:style-name="Tableau5.B2" office:value-type="string">
            <text:p text:style-name="P41">Mode (celui mis en oeuvre la veille du retour de vacances)</text:p>
            <text:p text:style-name="P33"><text:span text:style-name="T16"></text:span><text:span text:style-name="T13">HG_bleu</text:span> = </text:p>
            <text:p text:style-name="P33"><text:span text:style-name="T16"></text:span><text:span text:style-name="T13">HG_blanc</text:span> = </text:p>
            <text:p text:style-name="P33"><text:span text:style-name="T16"></text:span><text:span text:style-name="T13">HG_rouge</text:span> = </text:p>
            <text:p text:style-name="P33">ArrivalDate =</text:p>
          </table:table-cell>
        </table:table-row>
      </table:table>
      <text:p text:style-name="P14"/>
      <text:h text:style-name="P52" text:outline-level="2">Les variables d'échange IHM-SGw</text:h>
      <text:p text:style-name="Text_20_body"/>
      <text:p text:style-name="P24">CentralData.Stamp : 6 short int (12 bytes)</text:p>
      <table:table table:name="Tableau7" table:style-name="Tableau7">
        <table:table-column table:style-name="Tableau7.A"/>
        <table:table-column table:style-name="Tableau7.B"/>
        <table:table-column table:style-name="Tableau7.C"/>
        <table:table-row>
          <table:table-cell table:style-name="Tableau7.A1" office:value-type="string">
            <text:p text:style-name="P33">Nom Variable</text:p>
          </table:table-cell>
          <table:table-cell table:style-name="Tableau7.B1" table:number-columns-spanned="2" office:value-type="string">
            <text:p text:style-name="P34">LastHMITimeStamp</text:p>
          </table:table-cell>
          <table:covered-table-cell/>
        </table:table-row>
        <table:table-row>
          <table:table-cell table:style-name="Tableau7.A2" table:number-rows-spanned="2" office:value-type="string">
            <text:p text:style-name="P33"/>
          </table:table-cell>
          <table:table-cell table:style-name="Tableau7.A2" office:value-type="string">
            <text:p text:style-name="P33">type</text:p>
          </table:table-cell>
          <table:table-cell table:style-name="Tableau7.C2" office:value-type="string">
            <text:p text:style-name="P33">Valeurs</text:p>
          </table:table-cell>
        </table:table-row>
        <table:table-row>
          <table:covered-table-cell/>
          <table:table-cell table:style-name="Tableau7.B3" office:value-type="string">
            <text:p text:style-name="P25">TimeStampTypedef</text:p>
          </table:table-cell>
          <table:table-cell table:style-name="Tableau7.C3" office:value-type="string">
            <text:p text:style-name="P33">HH:mn:ss:D:Month:Year</text:p>
          </table:table-cell>
        </table:table-row>
      </table:table>
      <text:p text:style-name="Text_20_body"/>
      <text:p text:style-name="Text_20_body"/>
      <text:p text:style-name="P26"/>
      <text:p text:style-name="P24">CentralData.Mode: 1 int (4 bytes)</text:p>
      <table:table table:name="Tableau6" table:style-name="Tableau6">
        <table:table-column table:style-name="Tableau6.A"/>
        <table:table-column table:style-name="Tableau6.B"/>
        <table:table-column table:style-name="Tableau6.C"/>
        <table:table-row>
          <table:table-cell table:style-name="Tableau6.A1" office:value-type="string">
            <text:p text:style-name="P33">Nom Variable</text:p>
          </table:table-cell>
          <table:table-cell table:style-name="Tableau6.B1" table:number-columns-spanned="2" office:value-type="string">
            <text:p text:style-name="P34">Mode</text:p>
          </table:table-cell>
          <table:covered-table-cell/>
        </table:table-row>
        <table:table-row>
          <table:table-cell table:style-name="Tableau6.A2" table:number-rows-spanned="2" office:value-type="string">
            <text:p text:style-name="P33"/>
          </table:table-cell>
          <table:table-cell table:style-name="Tableau6.A2" office:value-type="string">
            <text:p text:style-name="P33">type</text:p>
          </table:table-cell>
          <table:table-cell table:style-name="Tableau6.C2" office:value-type="string">
            <text:p text:style-name="P33">Valeurs</text:p>
          </table:table-cell>
        </table:table-row>
        <table:table-row>
          <table:covered-table-cell/>
          <table:table-cell table:style-name="Tableau6.B3" office:value-type="string">
            <text:p text:style-name="P33">Enum </text:p>
          </table:table-cell>
          <table:table-cell table:style-name="Tableau6.C3" office:value-type="string">
            <text:p text:style-name="P33">HMI_Mode_Off / HMI_Mode_Auto / HMI_Mode_Program / </text:p>
            <text:p text:style-name="P33">HMI_Mode_Hollidays / </text:p>
          </table:table-cell>
        </table:table-row>
      </table:table>
      <text:p text:style-name="Text_20_body"/>
      <text:p text:style-name="P26"/>
      <text:p text:style-name="P24">CentralData.Auto ( 20 bytes)</text:p>
      <table:table table:name="Tableau2" table:style-name="Tableau2">
        <table:table-column table:style-name="Tableau2.A"/>
        <table:table-column table:style-name="Tableau2.B"/>
        <table:table-column table:style-name="Tableau2.C"/>
        <table:table-row>
          <table:table-cell table:style-name="Tableau2.A1" office:value-type="string">
            <text:p text:style-name="P33">Nom Variable</text:p>
          </table:table-cell>
          <table:table-cell table:style-name="Tableau2.B1" table:number-columns-spanned="2" office:value-type="string">
            <text:p text:style-name="P34">Auto <text:s/><text:span text:style-name="T12">structure</text:span></text:p>
          </table:table-cell>
          <table:covered-table-cell/>
        </table:table-row>
        <table:table-row>
          <table:table-cell table:style-name="Tableau2.A2" table:number-rows-spanned="7" office:value-type="string">
            <text:p text:style-name="P33"/>
          </table:table-cell>
          <table:table-cell table:style-name="Tableau2.A2" office:value-type="string">
            <text:p text:style-name="P33">Champs / type</text:p>
          </table:table-cell>
          <table:table-cell table:style-name="Tableau2.C2" office:value-type="string">
            <text:p text:style-name="P33">Valeurs</text:p>
          </table:table-cell>
        </table:table-row>
        <table:table-row>
          <table:covered-table-cell/>
          <table:table-cell table:style-name="Tableau2.B3" office:value-type="string">
            <text:p text:style-name="P33">TempMinExt / float</text:p>
          </table:table-cell>
          <table:table-cell table:style-name="Tableau2.C3" office:value-type="float" office:value="11">
            <text:p text:style-name="P4">11</text:p>
          </table:table-cell>
        </table:table-row>
        <table:table-row>
          <table:covered-table-cell/>
          <table:table-cell table:style-name="Tableau2.B3" office:value-type="string">
            <text:p text:style-name="P33">PowExcessStart / float</text:p>
          </table:table-cell>
          <table:table-cell table:style-name="Tableau2.C3" office:value-type="float" office:value="500">
            <text:p text:style-name="P4">500</text:p>
          </table:table-cell>
        </table:table-row>
        <table:table-row>
          <table:covered-table-cell/>
          <table:table-cell table:style-name="Tableau2.B3" office:value-type="string">
            <text:p text:style-name="P33">PowExcessStop / float</text:p>
          </table:table-cell>
          <table:table-cell table:style-name="Tableau2.C3" office:value-type="float" office:value="250">
            <text:p text:style-name="P4">250</text:p>
          </table:table-cell>
        </table:table-row>
        <table:table-row>
          <table:covered-table-cell/>
          <table:table-cell table:style-name="Tableau2.B3" office:value-type="string">
            <text:p text:style-name="P33">char ClimPrio[4] / char</text:p>
          </table:table-cell>
          <table:table-cell table:style-name="Tableau2.C6" office:value-type="string">
            <text:p text:style-name="P4">1 / 2 <text:s/>/ 3 / 4</text:p>
          </table:table-cell>
        </table:table-row>
        <table:table-row>
          <table:covered-table-cell/>
          <table:table-cell table:style-name="Tableau2.B3" office:value-type="string">
            <text:p text:style-name="P33">SetTempMinHC / Short int</text:p>
          </table:table-cell>
          <table:table-cell table:style-name="Tableau2.C3" office:value-type="float" office:value="18">
            <text:p text:style-name="P4">18</text:p>
          </table:table-cell>
        </table:table-row>
        <table:table-row>
          <table:covered-table-cell/>
          <table:table-cell table:style-name="Tableau2.B3" office:value-type="string">
            <text:p text:style-name="P33">SetTempMinHP / Short int</text:p>
          </table:table-cell>
          <table:table-cell table:style-name="Tableau2.C3" office:value-type="float" office:value="19">
            <text:p text:style-name="P4">19</text:p>
          </table:table-cell>
        </table:table-row>
      </table:table>
      <text:p text:style-name="Text_20_body"/>
      <text:p text:style-name="P24">CentralData.Program (24 bytes)</text:p>
      <table:table table:name="Tableau3" table:style-name="Tableau3">
        <table:table-column table:style-name="Tableau3.A"/>
        <table:table-column table:style-name="Tableau3.B"/>
        <table:table-column table:style-name="Tableau3.C"/>
        <table:table-row>
          <table:table-cell table:style-name="Tableau3.A1" office:value-type="string">
            <text:p text:style-name="P33">Nom Variable</text:p>
          </table:table-cell>
          <table:table-cell table:style-name="Tableau3.B1" table:number-columns-spanned="2" office:value-type="string">
            <text:p text:style-name="P34">Program <text:span text:style-name="T12">structure</text:span></text:p>
          </table:table-cell>
          <table:covered-table-cell/>
        </table:table-row>
        <table:table-row>
          <table:table-cell table:style-name="Tableau3.A2" table:number-rows-spanned="7" office:value-type="string">
            <text:p text:style-name="P33"/>
          </table:table-cell>
          <table:table-cell table:style-name="Tableau3.A2" office:value-type="string">
            <text:p text:style-name="P33">Champs / type</text:p>
          </table:table-cell>
          <table:table-cell table:style-name="Tableau3.C2" office:value-type="string">
            <text:p text:style-name="P33">Valeurs</text:p>
          </table:table-cell>
        </table:table-row>
        <table:table-row>
          <table:covered-table-cell/>
          <table:table-cell table:style-name="Tableau3.B3" office:value-type="string">
            <text:p text:style-name="P33">Temperature_6h[4] / char </text:p>
          </table:table-cell>
          <table:table-cell table:style-name="Tableau3.C3" office:value-type="string">
            <text:p text:style-name="P33">Températures <text:s/>à 6 h pour chaque clim </text:p>
          </table:table-cell>
        </table:table-row>
        <table:table-row>
          <table:covered-table-cell/>
          <table:table-cell table:style-name="Tableau3.B3" office:value-type="string">
            <text:p text:style-name="P33">Temperature_8h[4] <text:s/>/ char </text:p>
          </table:table-cell>
          <table:table-cell table:style-name="Tableau3.C3" office:value-type="string">
            <text:p text:style-name="P33"/>
          </table:table-cell>
        </table:table-row>
        <table:table-row>
          <table:covered-table-cell/>
          <table:table-cell table:style-name="Tableau3.B3" office:value-type="string">
            <text:p text:style-name="P33">Temperature_10h[4] <text:s/>/ char</text:p>
          </table:table-cell>
          <table:table-cell table:style-name="Tableau3.C3" office:value-type="string">
            <text:p text:style-name="P33"/>
          </table:table-cell>
        </table:table-row>
        <table:table-row>
          <table:covered-table-cell/>
          <table:table-cell table:style-name="Tableau3.B3" office:value-type="string">
            <text:p text:style-name="P33">Temperature_15h[4] <text:s/>/ char</text:p>
          </table:table-cell>
          <table:table-cell table:style-name="Tableau3.C3" office:value-type="string">
            <text:p text:style-name="P33"/>
          </table:table-cell>
        </table:table-row>
        <table:table-row>
          <table:covered-table-cell/>
          <table:table-cell table:style-name="Tableau3.B3" office:value-type="string">
            <text:p text:style-name="P33">Temperature_18h[4] / char </text:p>
          </table:table-cell>
          <table:table-cell table:style-name="Tableau3.C3" office:value-type="string">
            <text:p text:style-name="P33"/>
          </table:table-cell>
        </table:table-row>
        <table:table-row>
          <table:covered-table-cell/>
          <table:table-cell table:style-name="Tableau3.B3" office:value-type="string">
            <text:p text:style-name="P33">Temperature_22h[4] <text:s/>/ char </text:p>
          </table:table-cell>
          <table:table-cell table:style-name="Tableau3.C3" office:value-type="string">
            <text:p text:style-name="P33"/>
          </table:table-cell>
        </table:table-row>
      </table:table>
      <text:p text:style-name="P24"/>
      <text:p text:style-name="P24"><text:soft-page-break/>CentralData.Hollidays (16 bytes)</text:p>
      <table:table table:name="Tableau8" table:style-name="Tableau8">
        <table:table-column table:style-name="Tableau8.A"/>
        <table:table-column table:style-name="Tableau8.B"/>
        <table:table-column table:style-name="Tableau8.C"/>
        <table:table-row>
          <table:table-cell table:style-name="Tableau8.A1" office:value-type="string">
            <text:p text:style-name="P33">Nom Variable</text:p>
          </table:table-cell>
          <table:table-cell table:style-name="Tableau8.B1" table:number-columns-spanned="2" office:value-type="string">
            <text:p text:style-name="P34">Hollidays <text:s/><text:span text:style-name="T12">structure</text:span></text:p>
          </table:table-cell>
          <table:covered-table-cell/>
        </table:table-row>
        <table:table-row>
          <table:table-cell table:style-name="Tableau8.A2" table:number-rows-spanned="6" office:value-type="string">
            <text:p text:style-name="P33"/>
          </table:table-cell>
          <table:table-cell table:style-name="Tableau8.A2" office:value-type="string">
            <text:p text:style-name="P33">Champs / type</text:p>
          </table:table-cell>
          <table:table-cell table:style-name="Tableau8.C2" office:value-type="string">
            <text:p text:style-name="P33">Valeurs</text:p>
          </table:table-cell>
        </table:table-row>
        <table:table-row table:style-name="Tableau8.3">
          <table:covered-table-cell/>
          <table:table-cell table:style-name="Tableau8.B3" office:value-type="string">
            <text:p text:style-name="P33">Mode / char</text:p>
          </table:table-cell>
          <table:table-cell table:style-name="Tableau8.C3" office:value-type="string">
            <text:p text:style-name="P4">(char)HMI_Mode_Auto=0xA1</text:p>
          </table:table-cell>
        </table:table-row>
        <table:table-row table:style-name="Tableau8.3">
          <table:covered-table-cell/>
          <table:table-cell table:style-name="Tableau8.B3" office:value-type="string">
            <text:p text:style-name="P33">TempHG_bleu <text:s text:c="2"/>/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33">TempHG_blanc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33">TempHG_rouge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25">ArrivalDate / TimeStampTypedef</text:p>
          </table:table-cell>
          <table:table-cell table:style-name="Tableau8.C3" office:value-type="string">
            <text:p text:style-name="P33">HH:mn:ss:D:Month:Year</text:p>
          </table:table-cell>
        </table:table-row>
      </table:table>
      <text:p text:style-name="P35"/>
      <text:p text:style-name="P30"/>
      <text:p text:style-name="P24">CentralData.OptPowData (16 bytes)</text:p>
      <table:table table:name="Tableau9" table:style-name="Tableau9">
        <table:table-column table:style-name="Tableau9.A"/>
        <table:table-column table:style-name="Tableau9.B"/>
        <table:table-column table:style-name="Tableau9.C"/>
        <table:table-row>
          <table:table-cell table:style-name="Tableau9.A1" office:value-type="string">
            <text:p text:style-name="P33">Nom Variable</text:p>
          </table:table-cell>
          <table:table-cell table:style-name="Tableau9.B1" table:number-columns-spanned="2" office:value-type="string">
            <text:p text:style-name="P34">Option <text:span text:style-name="T12">structure</text:span></text:p>
          </table:table-cell>
          <table:covered-table-cell/>
        </table:table-row>
        <table:table-row>
          <table:table-cell table:style-name="Tableau9.A2" table:number-rows-spanned="8" office:value-type="string">
            <text:p text:style-name="P33"/>
          </table:table-cell>
          <table:table-cell table:style-name="Tableau9.A2" office:value-type="string">
            <text:p text:style-name="P33">Champs / type</text:p>
          </table:table-cell>
          <table:table-cell table:style-name="Tableau9.C2" office:value-type="string">
            <text:p text:style-name="P33">Valeurs</text:p>
          </table:table-cell>
        </table:table-row>
        <table:table-row table:style-name="Tableau9.3">
          <table:covered-table-cell/>
          <table:table-cell table:style-name="Tableau9.B3" office:value-type="string">
            <text:p text:style-name="P33">PowExcess / float</text:p>
          </table:table-cell>
          <table:table-cell table:style-name="Tableau9.C3" office:value-type="string">
            <text:p text:style-name="P4">Positif si excès de puissance</text:p>
          </table:table-cell>
        </table:table-row>
        <table:table-row table:style-name="Tableau9.3">
          <table:covered-table-cell/>
          <table:table-cell table:style-name="Tableau9.B3" office:value-type="string">
            <text:p text:style-name="P33">PowL1_Home / float </text:p>
          </table:table-cell>
          <table:table-cell table:style-name="Tableau9.C3" office:value-type="string">
            <text:p text:style-name="P4">Forcément positif</text:p>
          </table:table-cell>
        </table:table-row>
        <table:table-row table:style-name="Tableau9.3">
          <table:covered-table-cell/>
          <table:table-cell table:style-name="Tableau9.B3" office:value-type="string">
            <text:p text:style-name="P33">PowInverter / float </text:p>
          </table:table-cell>
          <table:table-cell table:style-name="Tableau9.C3" office:value-type="string">
            <text:p text:style-name="P4">Forcément positif. Si négatif → inverter inactif.</text:p>
          </table:table-cell>
        </table:table-row>
        <table:table-row table:style-name="Tableau9.3">
          <table:covered-table-cell/>
          <table:table-cell table:style-name="Tableau9.B3" office:value-type="string">
            <text:p text:style-name="P33">ReapeatBeep / char</text:p>
          </table:table-cell>
          <table:table-cell table:style-name="Tableau9.C3" office:value-type="string">
            <text:p text:style-name="P4">0 / 1 : répétition consigne clim si identique à la précédente</text:p>
          </table:table-cell>
        </table:table-row>
        <table:table-row table:style-name="Tableau9.3">
          <table:covered-table-cell/>
          <table:table-cell table:style-name="Tableau9.B3" office:value-type="string">
            <text:p text:style-name="P33">PrioVE / char </text:p>
          </table:table-cell>
          <table:table-cell table:style-name="Tableau9.C3" office:value-type="string">
            <text:p text:style-name="P4">0 / 1 : indique qu'un VE est connecté, avec priorité de charge</text:p>
          </table:table-cell>
        </table:table-row>
        <table:table-row table:style-name="Tableau9.3">
          <table:covered-table-cell/>
          <table:table-cell table:style-name="Tableau9.B3" office:value-type="string">
            <text:p text:style-name="P33">CoupureNuit / char </text:p>
          </table:table-cell>
          <table:table-cell table:style-name="Tableau9.C3" office:value-type="string">
            <text:p text:style-name="P4">0 / 1 : force la coupure des climatisation la nuit</text:p>
          </table:table-cell>
        </table:table-row>
        <table:table-row table:style-name="Tableau9.3">
          <table:covered-table-cell/>
          <table:table-cell table:style-name="Tableau9.B3" office:value-type="string">
            <text:p text:style-name="P33">CouleurTempo / char</text:p>
          </table:table-cell>
          <table:table-cell table:style-name="Tableau9.C3" office:value-type="string">
            <text:p text:style-name="P4">0 indéfini / 1 bleu / 2 blanc / 3 rouge</text:p>
          </table:table-cell>
        </table:table-row>
      </table:table>
      <text:p text:style-name="P14"/>
      <text:p text:style-name="P14"><text:s text:c="2"/></text:p>
      <text:p text:style-name="P14"/>
      <text:p text:style-name="P14"><text:span text:style-name="T19">Total : </text:span><text:s/>92 octets</text:p>
      <text:p text:style-name="P16">Calcul de la durée de transfert : </text:p>
      <text:p text:style-name="P14">En comptant large, 100 bytes , T = NbOctets x Nbbits x 1/Débit = 1000 / Débit</text:p>
      <text:list xml:id="list6480925467703328906" text:style-name="L2">
        <text:list-item>
          <text:p text:style-name="P46">à 9600 bd , T=104 ms.</text:p>
        </text:list-item>
        <text:list-item>
          <text:p text:style-name="P46">à 38400 bd , T=26ms.</text:p>
        </text:list-item>
        <text:list-item>
          <text:p text:style-name="P46">à 115200 bd , T = 8.6ms</text:p>
        </text:list-item>
      </text:list>
      <text:p text:style-name="P14"/>
      <text:p text:style-name="P16">→ prio maxi sur cette communication. Tester la rapidité de l'algo. A 115200 Bds, on a 8.6µs pour traiter le logiciel associé.</text:p>
      <text:p text:style-name="P14"/>
      <text:p text:style-name="P14"/>
      <text:p text:style-name="P12"/>
      <text:p text:style-name="P12"/>
      <text:p text:style-name="P12"/>
      <text:h text:style-name="Heading_20_1" text:outline-level="1"><text:soft-page-break/>Echanges entre les principaux acteurs du système</text:h>
      <text:p text:style-name="Text_20_body"/>
      <text:p text:style-name="P20"><draw:frame draw:style-name="fr2" draw:name="images8" text:anchor-type="paragraph" svg:x="0.074cm" svg:y="0.088cm" svg:width="16.999cm" svg:height="13.908cm" draw:z-index="4"><draw:image xlink:href="Pictures/2000000700004A20000039C7AEB85379.svm" xlink:type="simple" xlink:show="embed" xlink:actuate="onLoad"/></draw:frame><draw:ellipse text:anchor-type="paragraph" draw:z-index="6" draw:style-name="gr3" draw:text-style-name="P55" svg:width="4.347cm" svg:height="1.188cm" svg:x="4.397cm" svg:y="1.409cm"><text:p/></draw:ellipse>A ce stade les échanges sont encore assez généraux. On observe 3 processus de communication qui se déroulent en même temps, à des périodicités différentes. </text:p>
      <text:p text:style-name="P20"/>
      <text:p text:style-name="Text_20_body"><text:span text:style-name="T8">Transaction </text:span><text:span text:style-name="T9">: Correspond à un message asynchrone associé à sa réponse (voir ci-dessus, bulle bleue). Il existe donc 3 types de transaction :</text:span></text:p>
      <text:list xml:id="list1844527907018784402" text:style-name="L3">
        <text:list-item>
          <text:p text:style-name="P49">Entre un <text:span text:style-name="T2">RmDv</text:span> et la<text:span text:style-name="T2"> SmartGateway </text:span>: utilisation du protocole <text:span text:style-name="T4">FSKStack</text:span> (pile com propriétaire),</text:p>
        </text:list-item>
        <text:list-item>
          <text:p text:style-name="P49">Entre la <text:span text:style-name="T2">SmartGateway</text:span> et l' <text:span text:style-name="T2">HMI</text:span> : utilisation d'un protocole UART, <text:span text:style-name="T4">UARTStack</text:span> <text:s/>à définir...</text:p>
        </text:list-item>
        <text:list-item>
          <text:p text:style-name="P49">Entre le <text:span text:style-name="T2">HMI</text:span> et l'onduleur : utilisation de requête <text:span text:style-name="T4">HTTP</text:span>.</text:p>
        </text:list-item>
      </text:list>
      <text:p text:style-name="P20">Elles <text:s/>sont toutes basées sur le même principe : une requête, une réponse.</text:p>
      <text:p text:style-name="P20">On note que deux acteurs sont maîtres (à l'initiative des requêtes des transactions) :</text:p>
      <text:list xml:id="list5123500051067173463" text:style-name="L4">
        <text:list-item>
          <text:p text:style-name="P50">les <text:span text:style-name="T2">RmDv</text:span> (4 associés aux climatiseurs et 1 pour la température extérieure)</text:p>
        </text:list-item>
        <text:list-item>
          <text:p text:style-name="P50">le <text:span text:style-name="T2">HMI</text:span> (Raspberry pi, programme Phyton) </text:p>
        </text:list-item>
      </text:list>
      <text:p text:style-name="P20"><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20"/>
      <text:p text:style-name="P20"/>
      <text:p text:style-name="P20"><draw:frame draw:style-name="fr1" draw:name="images10" text:anchor-type="paragraph" svg:width="11.975cm" svg:height="9.91cm" draw:z-index="7"><draw:image xlink:href="Pictures/2000000700002EC70000298A9822FC0A.svm" xlink:type="simple" xlink:show="embed" xlink:actuate="onLoad"/></draw:frame></text:p>
      <text:p text:style-name="P20">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3106720479522610892" text:style-name="L5">
        <text:list-header>
          <text:p text:style-name="P51"/>
        </text:list-header>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Ci-dessous une vue différente qui permet de se faire une idée rapide sur les varables d'échange au sein du Smart Gateway. Les échanges sont asynchrones.</text:p>
      <text:p text:style-name="P20"><text:span text:style-name="T2">CenralData :</text:span> C'est une grande structure qui contient les données sur lesquelles les aglorithmes vont s'appuyer pour gérer les climatisation. La structure est écrite par l'HMI, lue par l'algo.</text:p>
      <text:p text:style-name="P20"><text:span text:style-name="T2">Clim_i </text:span>: Il y en a 4. Ecrites par l'algo, lues par la HMI</text:p>
      <text:p text:style-name="P20"><text:span text:style-name="T2">RmDv_Data_i_in</text:span> : Données reçues par le climatiseur i. Lues par l'algo.</text:p>
      <text:p text:style-name="P20"><text:span text:style-name="T2">RmDv_Data_i_out</text:span> : Données produites par l'algo en réponse pour les climatiseurs. </text:p>
      <text:p text:style-name="P20"><draw:g text:anchor-type="paragraph" draw:z-index="9" draw:style-name="gr4"><draw:rect draw:style-name="gr5" draw:text-style-name="P55" svg:width="8.469cm" svg:height="5.783cm" svg:x="2.968cm" svg:y="0.074cm"><text:p/></draw:rect><draw:custom-shape draw:style-name="gr6" svg:width="2.024cm" svg:height="2.132cm" svg:x="8.091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56" svg:width="2.894cm" svg:height="0.408cm" svg:x="8.544cm" svg:y="0.197cm"><draw:text-box><text:p><text:span text:style-name="T20">Sur requête HMI...</text:span></text:p></draw:text-box></draw:frame><draw:frame draw:style-name="gr8" draw:text-style-name="P57" svg:width="1.816cm" svg:height="0.398cm" svg:x="8.449cm" svg:y="3.081cm"><draw:text-box><text:p><text:span text:style-name="T21">CentralData</text:span></text:p></draw:text-box></draw:frame><draw:frame draw:style-name="gr9" draw:text-style-name="P58" svg:width="1.458cm" svg:height="1.634cm" svg:x="8.449cm" svg:y="3.635cm"><draw:text-box><text:p><text:span text:style-name="T22">ExcPower</text:span></text:p><text:p><text:span text:style-name="T22">TempoCol</text:span></text:p><text:p><text:span text:style-name="T22">Mod</text:span></text:p><text:p><text:span text:style-name="T22">TimeStamp</text:span></text:p><text:p><text:span text:style-name="T22">...</text:span></text:p></draw:text-box></draw:frame><draw:line draw:style-name="gr10" draw:text-style-name="P55" svg:x1="8.359cm" svg:y1="1.692cm" svg:x2="13.458cm" svg:y2="1.669cm"><text:p/></draw:line><draw:line draw:style-name="gr10" draw:text-style-name="P55" svg:x1="13.383cm" svg:y1="4.399cm" svg:x2="10.095cm" svg:y2="4.399cm"><text:p/></draw:line><draw:custom-shape draw:style-name="gr11" svg:width="2.581cm" svg:height="4.026cm" svg:x="13.458cm" svg:y="1.1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8" svg:width="1.816cm" svg:height="0.398cm" svg:x="14.219cm" svg:y="0.511cm"><draw:text-box><text:p><text:span text:style-name="T22">HMI</text:span></text:p></draw:text-box></draw:frame><draw:rect draw:style-name="gr12" draw:text-style-name="P55" svg:width="10.141cm" svg:height="11.734cm" svg:x="2.326cm" svg:y="7.165cm"><text:p/></draw:rect><draw:frame draw:style-name="gr13" draw:text-style-name="P56" svg:width="3.29cm" svg:height="0.689cm" svg:x="2.535cm" svg:y="7.246cm"><draw:text-box><text:p><text:span text:style-name="T20">Sur requête RmDv...</text:span></text:p></draw:text-box></draw:frame><draw:custom-shape draw:style-name="gr6" svg:width="4.573cm" svg:height="2.35cm" svg:x="6.618cm" svg:y="8.9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8" svg:width="1.816cm" svg:height="0.398cm" svg:x="8.033cm" svg:y="10.22cm"><draw:text-box><text:p><text:span text:style-name="T22">Compute</text:span></text:p></draw:text-box></draw:frame><draw:path draw:style-name="gr10" draw:text-style-name="P55" svg:width="1.699cm" svg:height="0.699cm" svg:x="4.918cm" svg:y="9.303cm" svg:viewBox="0 0 1700 700" svg:d="M0 0c527 19 1700 700 1700 700"><text:p/></draw:path><draw:path draw:style-name="gr10" draw:text-style-name="P55" svg:width="3.513cm" svg:height="0.83cm" svg:x="4.918cm" svg:y="11.303cm" svg:viewBox="0 0 3514 831" svg:d="M3514 0c-378 737-3514 831-3514 831"><text:p/></draw:path><draw:line draw:style-name="gr10" draw:text-style-name="P55" svg:x1="8.848cm" svg:y1="5.609cm" svg:x2="8.848cm" svg:y2="8.953cm"><text:p/></draw:line><draw:line draw:style-name="gr10" draw:text-style-name="P55" svg:x1="7.241cm" svg:y1="8.954cm" svg:x2="7.204cm" svg:y2="2.967cm"><text:p/></draw:line><draw:frame draw:style-name="gr8" draw:text-style-name="P59" svg:width="1.816cm" svg:height="0.398cm" svg:x="11.643cm" svg:y="2.753cm"><draw:text-box><text:p><text:span text:style-name="T23">UARTStack</text:span></text:p></draw:text-box></draw:frame><draw:custom-shape draw:style-name="gr6" svg:width="1.855cm" svg:height="1.759cm" svg:x="3.064cm" svg:y="8.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 draw:text-style-name="P58" svg:width="1.816cm" svg:height="0.613cm" svg:x="3.252cm" svg:y="7.934cm"><draw:text-box><text:p><text:span text:style-name="T24">RmDvData_i_In</text:span></text:p><text:p><text:span text:style-name="T22"/></text:p></draw:text-box></draw:frame><draw:frame draw:style-name="gr15" draw:text-style-name="P58" svg:width="1.458cm" svg:height="1.539cm" svg:x="3.251cm" svg:y="8.615cm"><draw:text-box><text:p><text:span text:style-name="T22">Temp</text:span></text:p><text:p><text:span text:style-name="T22">Status</text:span></text:p><text:p><text:span text:style-name="T22">TimeStamp</text:span></text:p><text:p><text:span text:style-name="T22">...</text:span></text:p></draw:text-box></draw:frame><draw:frame draw:style-name="gr16" draw:text-style-name="P60" svg:width="2.327cm" svg:height="0.586cm" svg:x="3.103cm" svg:y="10.56cm"><draw:text-box><text:p><text:span text:style-name="T24">RmDvData_i_Out</text:span></text:p></draw:text-box></draw:frame><draw:custom-shape draw:style-name="gr6" svg:width="2.005cm" svg:height="1.682cm" svg:x="2.914cm" svg:y="10.9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58" svg:width="1.855cm" svg:height="1.216cm" svg:x="3.064cm" svg:y="11.178cm"><draw:text-box><text:p><text:span text:style-name="T22">TempSet</text:span></text:p><text:p><text:span text:style-name="T22">NextWupDelay</text:span></text:p></draw:text-box></draw:frame><draw:custom-shape draw:style-name="gr6" svg:width="1.25cm" svg:height="4.026cm" svg:x="0.021cm" svg:y="8.4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55" svg:x1="1.27cm" svg:y1="9.179cm" svg:x2="3.064cm" svg:y2="9.179cm"><text:p/></draw:line><draw:line draw:style-name="gr10" draw:text-style-name="P55" svg:x1="2.914cm" svg:y1="11.659cm" svg:x2="1.27cm" svg:y2="11.659cm"><text:p/></draw:line><draw:frame draw:style-name="gr8" draw:text-style-name="P58" svg:width="1.816cm" svg:height="0.398cm" svg:x="0.354cm" svg:y="7.953cm"><draw:text-box><text:p><text:span text:style-name="T22">RmDv i</text:span></text:p></draw:text-box></draw:frame><draw:frame draw:style-name="gr8" draw:text-style-name="P59" svg:width="1.816cm" svg:height="0.398cm" draw:transform="rotate (1.5707963267946) translate (1.53281944444444cm 11.3047638888889cm)"><draw:text-box><text:p><text:span text:style-name="T23">FSKStack</text:span></text:p></draw:text-box></draw:frame><draw:custom-shape draw:style-name="gr6" svg:width="1.855cm" svg:height="1.759cm" svg:x="3.064cm" svg:y="13.7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8" svg:width="1.816cm" svg:height="0.398cm" svg:x="3.252cm" svg:y="13.296cm"><draw:text-box><text:p><text:span text:style-name="T24">RmDvData_j_In</text:span></text:p></draw:text-box></draw:frame><draw:frame draw:style-name="gr15" draw:text-style-name="P58" svg:width="1.458cm" svg:height="1.539cm" svg:x="3.251cm" svg:y="13.977cm"><draw:text-box><text:p><text:span text:style-name="T22">Temp</text:span></text:p><text:p><text:span text:style-name="T22">Status</text:span></text:p><text:p><text:span text:style-name="T22">TimeStamp</text:span></text:p><text:p><text:span text:style-name="T22">...</text:span></text:p></draw:text-box></draw:frame><draw:frame draw:style-name="gr18" draw:text-style-name="P58" svg:width="2.301cm" svg:height="0.648cm" svg:x="3.103cm" svg:y="15.923cm"><draw:text-box><text:p><text:span text:style-name="T24">RmDvData_j_Out</text:span></text:p><text:p><text:span text:style-name="T24"/></text:p></draw:text-box></draw:frame><draw:custom-shape draw:style-name="gr6" svg:width="2.005cm" svg:height="1.682cm" svg:x="2.914cm" svg:y="16.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58" svg:width="1.855cm" svg:height="1.216cm" svg:x="3.064cm" svg:y="16.54cm"><draw:text-box><text:p><text:span text:style-name="T22">TempSet</text:span></text:p><text:p><text:span text:style-name="T22">NextWupDelay</text:span></text:p></draw:text-box></draw:frame><draw:custom-shape draw:style-name="gr6" svg:width="1.25cm" svg:height="4.026cm" svg:x="0.021cm" svg:y="13.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55" svg:x1="1.27cm" svg:y1="14.54cm" svg:x2="3.064cm" svg:y2="14.54cm"><text:p/></draw:line><draw:line draw:style-name="gr10" draw:text-style-name="P55" svg:x1="2.914cm" svg:y1="17.02cm" svg:x2="1.27cm" svg:y2="17.02cm"><text:p/></draw:line><draw:frame draw:style-name="gr8" draw:text-style-name="P58" svg:width="1.816cm" svg:height="0.398cm" svg:x="0.354cm" svg:y="13.316cm"><draw:text-box><text:p><text:span text:style-name="T22">RmDv j</text:span></text:p></draw:text-box></draw:frame><draw:frame draw:style-name="gr8" draw:text-style-name="P58" svg:width="1.816cm" svg:height="0.398cm" draw:transform="rotate (1.5707963267946) translate (1.53281944444444cm 16.6669861111111cm)"><draw:text-box><text:p><text:span text:style-name="T22">FSKStack</text:span></text:p></draw:text-box></draw:frame><draw:path draw:style-name="gr10" draw:text-style-name="P55" svg:width="1.699cm" svg:height="3.174cm" svg:x="4.918cm" svg:y="11.146cm" svg:viewBox="0 0 1700 3175" svg:d="M0 3175c988-344 1700-3175 1700-3175"><text:p/></draw:path><draw:path draw:style-name="gr10" draw:text-style-name="P55" svg:width="4.109cm" svg:height="5.585cm" svg:x="4.918cm" svg:y="11.303cm" svg:viewBox="0 0 4110 5586" svg:d="M4110 0c-442 4954-4110 5586-4110 5586"><text:p/></draw:path><draw:frame draw:style-name="gr19" draw:text-style-name="P57" svg:width="2.772cm" svg:height="0.521cm" svg:x="3.127cm" svg:y="0.439cm"><draw:text-box><text:p><text:span text:style-name="T21"><text:s text:c="11"/></text:span><text:span text:style-name="T21">Clim i</text:span></text:p></draw:text-box></draw:frame><draw:frame draw:style-name="gr9" draw:text-style-name="P58" svg:width="2.077cm" svg:height="1.634cm" svg:x="3.745cm" svg:y="1.138cm"><draw:text-box><text:p><text:span text:style-name="T22">Température</text:span></text:p><text:p><text:span text:style-name="T22">StatusClim</text:span></text:p><text:p><text:span text:style-name="T22">TimeStamp</text:span></text:p><text:p><text:span text:style-name="T22"/></text:p></draw:text-box></draw:frame><draw:custom-shape draw:style-name="gr6" svg:width="2.024cm" svg:height="2.132cm" svg:x="3.478cm" svg:y="0.8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57" svg:width="2.772cm" svg:height="0.521cm" svg:x="5.898cm" svg:y="0.439cm"><draw:text-box><text:p><text:span text:style-name="T21"><text:s text:c="10"/></text:span><text:span text:style-name="T21">Clim j</text:span></text:p></draw:text-box></draw:frame><draw:line draw:style-name="gr10" draw:text-style-name="P55" svg:x1="6.752cm" svg:y1="8.953cm" svg:x2="5.323cm" svg:y2="2.956cm"><text:p/></draw:line><draw:line draw:style-name="gr10" draw:text-style-name="P55" svg:x1="5.5cm" svg:y1="2.415cm" svg:x2="13.457cm" svg:y2="2.433cm"><text:p/></draw:line><draw:custom-shape draw:style-name="gr20" svg:width="2.024cm" svg:height="2.132cm" svg:x="6.336cm" svg:y="0.8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58" svg:width="2.077cm" svg:height="1.634cm" svg:x="6.47cm" svg:y="1.069cm"><draw:text-box><text:p><text:span text:style-name="T22">Température</text:span></text:p><text:p><text:span text:style-name="T22">StatusClim</text:span></text:p><text:p><text:span text:style-name="T22">TimeStamp</text:span></text:p><text:p><text:span text:style-name="T22"/></text:p></draw:text-box></draw:frame><draw:custom-shape draw:style-name="gr6" svg:width="2.024cm" svg:height="2.132cm" svg:x="13.806cm" svg:y="2.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8" svg:width="1.816cm" svg:height="0.398cm" svg:x="14.111cm" svg:y="1.746cm"><draw:text-box><text:p><text:span text:style-name="T22">HomePage</text:span></text:p></draw:text-box></draw:frame></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soft-page-break/>Transaction IHM-Smart Gateway</text:h>
      <text:p text:style-name="P12"/>
      <text:p text:style-name="P12">Le diagramme suivant montre la partie d'échange entre ces deux entités. La requête de l'IHM a pour but de transmettre l'ensemble des données requises pour que la <text:span text:style-name="T2">SGw</text:span> puisse opérer son travail. En réalité toutes les données ne sont pas transmises simultanément. Il existe plusieurs types de requêtes que nous allons détailler et qui sont en lien avec l'analyse du besoin utilisateur défini dans la partie 2.</text:p>
      <text:p text:style-name="P12">En retour, la<text:span text:style-name="T2"> SGw</text:span> renvoie les informations glanées sur les climatiseurs, quelle que soit la requête.</text:p>
      <text:p text:style-name="P12"><draw:frame draw:style-name="fr2" draw:name="images13" text:anchor-type="paragraph" svg:x="2.683cm" svg:y="1.743cm" svg:width="9.297cm" svg:height="5.75cm" draw:z-index="10"><draw:image xlink:href="Pictures/200000070000245100001677957F786D.svm" xlink:type="simple" xlink:show="embed" xlink:actuate="onLoad"/></draw:frame></text:p>
      <text:p text:style-name="P12"/>
      <text:p text:style-name="P12"/>
      <text:p text:style-name="P12">Le format des trames (cf UARTStack_UG.pdf) sera du type :</text:p>
      <text:p text:style-name="P12">|N | <text:span text:style-name="T18">Request code |request Datas</text:span> | CheskSum| <text:s/>en bleu la payload.</text:p>
      <text:p text:style-name="P12">!!!!!!!!!!!!!!!!!!!!!! POUR L 'INSTANT LE CHP REQUEST CODE N'EXISTE PAS!!!!</text:p>
      <text:h text:style-name="Heading_20_3" text:outline-level="3">Requête mise à jour globale</text:h>
      <text:p text:style-name="P12">Tout est envoyé, les 92 bytes</text:p>
      <text:p text:style-name="P12"/>
      <text:p text:style-name="P20"/>
      <text:p text:style-name="P20"/>
      <text:p text:style-name="P20"/>
      <text:p text:style-name="P20"/>
      <text:p text:style-name="P20"/>
      <text:p text:style-name="P20"/>
      <text:p text:style-name="P20"/>
      <text:p text:style-name="P20"/>
      <text:h text:style-name="Heading_20_2" text:outline-level="2"><text:soft-page-break/>Transaction RmDv i</text:h>
      <text:p text:style-name="Text_20_body"><draw:frame draw:style-name="fr3" draw:name="images12" text:anchor-type="paragraph" svg:x="12.289cm" svg:y="0.377cm" svg:width="2.094cm" svg:height="1.032cm" draw:z-index="8"><draw:image xlink:href="Pictures/200000070000082D0000040877B1A417.svm" xlink:type="simple" xlink:show="embed" xlink:actuate="onLoad"/></draw:frame></text:p>
      <text:p text:style-name="P20">Le morceau de diagramme de séquence suivant, illustre l'échange de l'action</text:p>
      <text:p text:style-name="Text_20_body"/>
      <text:p text:style-name="Text_20_body"/>
      <text:p text:style-name="P23"><draw:frame draw:style-name="fr2" draw:name="images9" text:anchor-type="paragraph" svg:x="1.658cm" svg:y="-0.198cm" svg:width="12.435cm" svg:height="5.629cm" draw:z-index="5"><draw:image xlink:href="Pictures/20000007000030ED000015FCD2B2B83E.svm" xlink:type="simple" xlink:show="embed" xlink:actuate="onLoad"/></draw:frame></text:p>
      <text:p text:style-name="P13">Dans cet échange, le maître est le <text:span text:style-name="T2">Remote Device</text:span>. C'est lui qui se réveille à intervalle régulier <text:s/>(typiquement 30 mn), puis se rendort immédiatement après l'échange pour économiser les deux piles AAA de 1,5V embarquées.</text:p>
      <text:p text:style-name="P13"/>
      <text:h text:style-name="Heading_20_3" text:outline-level="3">Détails du contenu des requêtes et des réponses </text:h>
      <text:p text:style-name="P7"/>
      <table:table table:name="Tableau4" table:style-name="Tableau4">
        <table:table-column table:style-name="Tableau4.A"/>
        <table:table-column table:style-name="Tableau4.B"/>
        <table:table-column table:style-name="Tableau4.C"/>
        <table:table-row>
          <table:table-cell table:style-name="Tableau4.A1" office:value-type="string">
            <text:p text:style-name="P33"/>
          </table:table-cell>
          <table:table-cell table:style-name="Tableau4.A1" office:value-type="string">
            <text:p text:style-name="P33">Champs / type</text:p>
          </table:table-cell>
          <table:table-cell table:style-name="Tableau4.C1" office:value-type="string">
            <text:p text:style-name="P33">Valeurs</text:p>
          </table:table-cell>
        </table:table-row>
        <table:table-row>
          <table:table-cell table:style-name="Tableau4.A2" table:number-rows-spanned="3" office:value-type="string">
            <text:p text:style-name="P33">Requête <text:span text:style-name="T2">Info </text:span></text:p>
            <text:p text:style-name="P37"/>
            <text:p text:style-name="P37">code Req_SendInfo</text:p>
          </table:table-cell>
          <table:table-cell table:style-name="Tableau4.B2" table:number-columns-spanned="2" office:value-type="string">
            <text:p text:style-name="P36">RmDv → SGw</text:p>
          </table:table-cell>
          <table:covered-table-cell/>
        </table:table-row>
        <table:table-row table:style-name="Tableau4.3">
          <table:covered-table-cell/>
          <table:table-cell table:style-name="Tableau4.B3" office:value-type="string">
            <text:p text:style-name="P33">Temperature / float</text:p>
          </table:table-cell>
          <table:table-cell table:style-name="Tableau4.B2" office:value-type="string">
            <text:p text:style-name="P4"/>
          </table:table-cell>
        </table:table-row>
        <table:table-row table:style-name="Tableau4.3">
          <table:covered-table-cell/>
          <table:table-cell table:style-name="Tableau4.B4" office:value-type="string">
            <text:p text:style-name="P33">LastTempSet / <text:span text:style-name="T7">char</text:span></text:p>
          </table:table-cell>
          <table:table-cell table:style-name="Tableau4.B2" office:value-type="string">
            <text:p text:style-name="P6">Valeur entière de température , 0 = stop</text:p>
          </table:table-cell>
        </table:table-row>
        <table:table-row table:style-name="Tableau4.3">
          <table:table-cell table:style-name="Tableau4.A2" table:number-rows-spanned="3" office:value-type="string">
            <text:p text:style-name="P4">Réponse<text:span text:style-name="T2"> Info </text:span></text:p>
            <text:p text:style-name="P5"/>
            <text:p text:style-name="P37">code Ans_SendInfo</text:p>
          </table:table-cell>
          <table:table-cell table:style-name="Tableau4.B2" table:number-columns-spanned="2" office:value-type="string">
            <text:p text:style-name="P36"><text:s/>SGw → RmDv</text:p>
          </table:table-cell>
          <table:covered-table-cell/>
        </table:table-row>
        <table:table-row table:style-name="Tableau4.3">
          <table:covered-table-cell/>
          <table:table-cell table:style-name="Tableau4.B4" office:value-type="string">
            <text:p text:style-name="P33">NewTempSet / char </text:p>
          </table:table-cell>
          <table:table-cell table:style-name="Tableau4.B2" office:value-type="string">
            <text:p text:style-name="P6">Valeur entière de température <text:s/>, 0 = stop</text:p>
          </table:table-cell>
        </table:table-row>
        <table:table-row table:style-name="Tableau4.3">
          <table:covered-table-cell/>
          <table:table-cell table:style-name="Tableau4.B4" office:value-type="string">
            <text:p text:style-name="P33">NextTimeInterval_sec / </text:p>
            <text:p text:style-name="P33">unsigned short int </text:p>
          </table:table-cell>
          <table:table-cell table:style-name="Tableau4.B2" office:value-type="string">
            <text:p text:style-name="P4">Max = 65535 sec = 18h</text:p>
          </table:table-cell>
        </table:table-row>
        <table:table-row table:style-name="Tableau4.3">
          <table:table-cell table:style-name="Tableau4.A2" table:number-rows-spanned="2" office:value-type="string">
            <text:p text:style-name="P33">Requête<text:span text:style-name="T2"> Status</text:span></text:p>
            <text:p text:style-name="P37">code Req_SendStatus</text:p>
          </table:table-cell>
          <table:table-cell table:style-name="Tableau4.B2" table:number-columns-spanned="2" office:value-type="string">
            <text:p text:style-name="P36">RmDv → SGw</text:p>
          </table:table-cell>
          <table:covered-table-cell/>
        </table:table-row>
        <table:table-row table:style-name="Tableau4.3">
          <table:covered-table-cell/>
          <table:table-cell table:style-name="Tableau4.B4" office:value-type="string">
            <text:p text:style-name="P33">Status / <text:span text:style-name="T2">RmDv_WarningCode</text:span> </text:p>
          </table:table-cell>
          <table:table-cell table:style-name="Tableau4.B2" office:value-type="string">
            <text:p text:style-name="P4">Parmi la liste enum <text:s/><text:span text:style-name="T2">RmDv_WarningCode </text:span></text:p>
          </table:table-cell>
        </table:table-row>
        <table:table-row table:style-name="Tableau4.3">
          <table:table-cell table:style-name="Tableau4.A2" table:number-rows-spanned="2" office:value-type="string">
            <text:p text:style-name="P4">Réponse<text:span text:style-name="T2"> Status </text:span></text:p>
            <text:p text:style-name="P37">code Ans_Ack</text:p>
          </table:table-cell>
          <table:table-cell table:style-name="Tableau4.B4" office:value-type="string">
            <text:p text:style-name="P34"><text:span text:style-name="T12"><text:s/></text:span><text:span text:style-name="T11">SGw → RmDv</text:span></text:p>
          </table:table-cell>
          <table:table-cell table:style-name="Tableau4.B2" office:value-type="string">
            <text:p text:style-name="P4"/>
          </table:table-cell>
        </table:table-row>
        <table:table-row table:style-name="Tableau4.3">
          <table:covered-table-cell/>
          <table:table-cell table:style-name="Tableau4.B4" office:value-type="string">
            <text:p text:style-name="P33">AckToRmDv</text:p>
          </table:table-cell>
          <table:table-cell table:style-name="Tableau4.B2" office:value-type="string">
            <text:p text:style-name="P4">0xAB code Acknoledge</text:p>
          </table:table-cell>
        </table:table-row>
      </table:table>
      <text:p text:style-name="P15"/>
      <text:p text:style-name="P12">Dans tous les cas, si le master n'a pas reçu sa réponse (même un simple acquittement), il réitère l'opération jusqu'à 3 fois. </text:p>
      <text:h text:style-name="Heading_20_3" text:outline-level="3"><text:soft-page-break/>Détail des variables mises en jeu</text:h>
      <text:p text:style-name="P11">RmDvData_Salon, RmDvData_SaManger, RmDvData__Entree, RmDvData_Couloir, RmDvData_Ext</text:p>
      <text:p text:style-name="P12"/>
      <text:p text:style-name="P17">Structure de ces variables : <text:span text:style-name="T2">RmDvDataTypedef</text:span></text:p>
      <text:p text:style-name="P7"/>
      <table:table table:name="Tableau10" table:style-name="Tableau10">
        <table:table-column table:style-name="Tableau10.A"/>
        <table:table-column table:style-name="Tableau10.B"/>
        <table:table-column table:style-name="Tableau10.C"/>
        <table:table-row>
          <table:table-cell table:style-name="Tableau10.A1" office:value-type="string">
            <text:p text:style-name="P33"/>
          </table:table-cell>
          <table:table-cell table:style-name="Tableau10.A1" office:value-type="string">
            <text:p text:style-name="P33">Champs / type</text:p>
          </table:table-cell>
          <table:table-cell table:style-name="Tableau10.C1" office:value-type="string">
            <text:p text:style-name="P33">Valeurs</text:p>
          </table:table-cell>
        </table:table-row>
        <table:table-row table:style-name="Tableau10.2">
          <table:table-cell table:style-name="Tableau10.A2" table:number-rows-spanned="3" office:value-type="string">
            <text:p text:style-name="P5">Champs de réception</text:p>
          </table:table-cell>
          <table:table-cell table:style-name="Tableau10.B2" office:value-type="string">
            <text:p text:style-name="P33"><text:span text:style-name="T2">Temperature</text:span> / float</text:p>
          </table:table-cell>
          <table:table-cell table:style-name="Tableau10.C2" office:value-type="string">
            <text:p text:style-name="P4"/>
          </table:table-cell>
        </table:table-row>
        <table:table-row table:style-name="Tableau10.2">
          <table:covered-table-cell/>
          <table:table-cell table:style-name="Tableau10.B3" office:value-type="string">
            <text:p text:style-name="P33"><text:span text:style-name="T2">LastTempSet</text:span> / <text:span text:style-name="T7">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33"><text:span text:style-name="T2">Status</text:span> / <text:span text:style-name="T2">RmDv_WarningCode</text:span></text:p>
          </table:table-cell>
          <table:table-cell table:style-name="Tableau10.C2" office:value-type="string">
            <text:p text:style-name="P4">Parmi la liste enum <text:s/><text:span text:style-name="T2">RmDv_WarningCode </text:span></text:p>
          </table:table-cell>
        </table:table-row>
        <table:table-row table:style-name="Tableau10.2">
          <table:table-cell table:style-name="Tableau10.A2" table:number-rows-spanned="2" office:value-type="string">
            <text:p text:style-name="P37">Champs d' émission</text:p>
          </table:table-cell>
          <table:table-cell table:style-name="Tableau10.B3" office:value-type="string">
            <text:p text:style-name="P33">NewTempSet /<text:span text:style-name="T7"> 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33">NextTimeInterval_sec / unsigned short int </text:p>
          </table:table-cell>
          <table:table-cell table:style-name="Tableau10.C2" office:value-type="string">
            <text:p text:style-name="P4">Max = 65535 sec = 18h</text:p>
          </table:table-cell>
        </table:table-row>
        <table:table-row table:style-name="Tableau10.2">
          <table:table-cell table:style-name="Tableau10.A2" table:number-rows-spanned="3" office:value-type="string">
            <text:p text:style-name="P37">Champs d'état</text:p>
          </table:table-cell>
          <table:table-cell table:style-name="Tableau10.B3" office:value-type="string">
            <text:p text:style-name="P33"><text:span text:style-name="T2">ID</text:span> / <text:span text:style-name="T7">char</text:span></text:p>
          </table:table-cell>
          <table:table-cell table:style-name="Tableau10.C2" office:value-type="string">
            <text:p text:style-name="P6">Voir <text:s/>fichier header GLOBAL_SMARTGATEWAY.h</text:p>
          </table:table-cell>
        </table:table-row>
        <table:table-row table:style-name="Tableau10.2">
          <table:covered-table-cell/>
          <table:table-cell table:style-name="Tableau10.B3" office:value-type="string">
            <text:p text:style-name="P38"><text:span text:style-name="T2">RmDvTimeStamp</text:span> / RmDvTimeStamp</text:p>
          </table:table-cell>
          <table:table-cell table:style-name="Tableau10.C2" office:value-type="string">
            <text:p text:style-name="P4">Date d'arrivée</text:p>
          </table:table-cell>
        </table:table-row>
        <table:table-row table:style-name="Tableau10.2">
          <table:covered-table-cell/>
          <table:table-cell table:style-name="Tableau10.B3" office:value-type="string">
            <text:p text:style-name="P37">ReadyToRead / <text:s/><text:span text:style-name="T7">ReadyToRead</text:span></text:p>
          </table:table-cell>
          <table:table-cell table:style-name="Tableau10.C2" office:value-type="string">
            <text:p text:style-name="P4">Grandeur lue ou pas.</text:p>
          </table:table-cell>
        </table:table-row>
      </table:table>
      <text:p text:style-name="P15"/>
      <text:p text:style-name="P18">Algorithme de traitement des RmDv à la réception</text:p>
      <text:p text:style-name="P15"/>
      <text:p text:style-name="P15"><draw:frame draw:style-name="fr3" draw:name="images3" text:anchor-type="paragraph" svg:x="4.514cm" svg:y="-0.049cm" svg:width="2.094cm" svg:height="1.032cm" draw:z-index="92"><draw:image xlink:href="Pictures/200000070000082D0000040877B1A417.svm" xlink:type="simple" xlink:show="embed" xlink:actuate="onLoad"/></draw:frame></text:p>
      <text:p text:style-name="P15"/>
      <text:p text:style-name="P12"><draw:frame text:anchor-type="paragraph" draw:z-index="91" draw:style-name="gr49" draw:text-style-name="P64" svg:width="5.335cm" svg:height="0.814cm" svg:x="3.45cm" svg:y="0.026cm"><draw:text-box><text:p><text:span text:style-name="T1">Réception requete sendinfo RmDv i</text:span></text:p></draw:text-box></draw:frame></text:p>
      <text:p text:style-name="P12"><draw:line text:anchor-type="paragraph" draw:z-index="90" draw:style-name="gr48" draw:text-style-name="P55" svg:x1="5.528cm" svg:y1="-0.141cm" svg:x2="5.528cm" svg:y2="0.794cm"><text:p/></draw:line></text:p>
      <text:p text:style-name="P12"><draw:frame text:anchor-type="paragraph" draw:z-index="100" draw:style-name="gr49" draw:text-style-name="P64" svg:width="6.859cm" svg:height="0.814cm" svg:x="3.452cm" svg:y="0.258cm"><draw:text-box><text:p><text:span text:style-name="T1">Extraction température et lastTempSet</text:span></text:p></draw:text-box></draw:frame></text:p>
      <text:p text:style-name="P12"><draw:line text:anchor-type="paragraph" draw:z-index="94" draw:style-name="gr48" draw:text-style-name="P55" svg:x1="5.486cm" svg:y1="0.157cm" svg:x2="5.486cm" svg:y2="1.092cm"><text:p/></draw:line></text:p>
      <text:p text:style-name="P12"/>
      <text:p text:style-name="P12"><draw:frame text:anchor-type="paragraph" draw:z-index="101" draw:style-name="gr53" draw:text-style-name="P64" svg:width="3.093cm" svg:height="0.518cm" svg:x="3.9cm" svg:y="-0.102cm"><draw:text-box><text:p><text:span text:style-name="T1">Calcul nouveau set</text:span></text:p></draw:text-box></draw:frame><draw:line text:anchor-type="paragraph" draw:z-index="102" draw:style-name="gr48" draw:text-style-name="P55" svg:x1="5.486cm" svg:y1="0.434cm" svg:x2="5.486cm" svg:y2="1.369cm"><text:p/></draw:line><draw:frame text:anchor-type="paragraph" draw:z-index="108" draw:style-name="gr53" draw:text-style-name="P65" svg:width="6.451cm" svg:height="0.518cm" svg:x="8.154cm" svg:y="-0.102cm"><draw:text-box><text:p><text:span text:style-name="T28">Check ici tps de calcul !!</text:span></text:p></draw:text-box></draw:frame></text:p>
      <text:p text:style-name="P12"/>
      <text:p text:style-name="P12"><draw:frame text:anchor-type="paragraph" draw:z-index="95" draw:style-name="gr51" draw:text-style-name="P64" svg:width="6.656cm" svg:height="0.678cm" svg:x="2.944cm" svg:y="0.007cm"><draw:text-box><text:p><text:span text:style-name="T1">Retour données vers RmDv (AnsSendInfo)</text:span></text:p></draw:text-box></draw:frame></text:p>
      <text:p text:style-name="P12"><draw:line text:anchor-type="paragraph" draw:z-index="103" draw:style-name="gr48" draw:text-style-name="P55" svg:x1="5.466cm" svg:y1="-0.109cm" svg:x2="5.466cm" svg:y2="0.415cm"><text:p/></draw:line></text:p>
      <text:p text:style-name="P12"><draw:frame text:anchor-type="paragraph" draw:z-index="104" draw:style-name="gr54" draw:text-style-name="P64" svg:width="5.864cm" svg:height="0.65cm" svg:x="3.288cm" svg:y="0.002cm"><draw:text-box><text:p><text:span text:style-name="T1">Réception requête sendStatus RmDv i</text:span></text:p></draw:text-box></draw:frame></text:p>
      <text:p text:style-name="P12"><draw:line text:anchor-type="paragraph" draw:z-index="105" draw:style-name="gr48" draw:text-style-name="P55" svg:x1="5.507cm" svg:y1="-0.007cm" svg:x2="5.507cm" svg:y2="0.517cm"><text:p/></draw:line></text:p>
      <text:p text:style-name="P12"><draw:frame text:anchor-type="paragraph" draw:z-index="106" draw:style-name="gr51" draw:text-style-name="P64" svg:width="2.421cm" svg:height="0.678cm" svg:x="4.674cm" svg:y="-0.034cm"><draw:text-box><text:p><text:span text:style-name="T1">Retour ack</text:span></text:p></draw:text-box></draw:frame><draw:line text:anchor-type="paragraph" draw:z-index="107" draw:style-name="gr48" draw:text-style-name="P55" svg:x1="5.507cm" svg:y1="0.372cm" svg:x2="5.507cm" svg:y2="0.896cm"><text:p/></draw:line></text:p>
      <text:p text:style-name="P12"/>
      <text:p text:style-name="P12"><draw:frame text:anchor-type="paragraph" draw:z-index="93" draw:style-name="gr50" draw:text-style-name="P64" svg:width="10.157cm" svg:height="0.408cm" svg:x="1.72cm" svg:y="-0.113cm"><draw:text-box><text:p><text:span text:style-name="T1">Mise à jour RmDvData i (données reçues + status, timestamp)</text:span></text:p></draw:text-box></draw:frame></text:p>
      <text:p text:style-name="P12"/>
      <text:p text:style-name="P12"/>
      <text:p text:style-name="P12"/>
      <text:p text:style-name="P12"/>
      <text:p text:style-name="P12"><text:soft-page-break/></text:p>
      <text:p text:style-name="P12">FAIRE ICI un diag de séquences avec ??? bonn idée ??? pas sur</text:p>
      <text:p text:style-name="P12"/>
      <text:p text:style-name="P12"><draw:rect text:anchor-type="paragraph" draw:z-index="97" draw:style-name="gr52" draw:text-style-name="P55" svg:width="3.786cm" svg:height="0.673cm" svg:x="3.655cm" svg:y="-0.071cm"><text:p text:style-name="P55">DataRmDvi</text:p></draw:rect><draw:rect text:anchor-type="paragraph" draw:z-index="98" draw:style-name="gr52" draw:text-style-name="P55" svg:width="2.239cm" svg:height="0.673cm" svg:x="11.573cm" svg:y="-0.071cm"><text:p text:style-name="P55">CentralData</text:p></draw:rect><draw:rect text:anchor-type="paragraph" draw:z-index="99" draw:style-name="gr52" draw:text-style-name="P55" svg:width="2.239cm" svg:height="0.673cm" svg:x="14.28cm" svg:y="-0.078cm"><text:p text:style-name="P55">HMI</text:p></draw:rect><draw:rect text:anchor-type="paragraph" draw:z-index="96" draw:style-name="gr52" draw:text-style-name="P55" svg:width="2.036cm" svg:height="0.673cm" svg:x="0.601cm" svg:y="-0.099cm"><text:p text:style-name="P55">RmDvi</text:p></draw:rec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3" text:outline-level="3"><text:soft-page-break/>Détail du timing de la transaction</text:h>
      <text:p text:style-name="P12"/>
      <text:p text:style-name="P12">Chacune des transaction doit avoir un maximum de chance d'aboutir. Côté <text:span text:style-name="T2">RmDv</text:span>, on cherchera à minimiser les redondances pour économiser les piles.</text:p>
      <text:p text:style-name="P12"/>
      <text:p text:style-name="P11">Durée d'une transaction FSK</text:p>
      <text:p text:style-name="P9">Prenons l'envoie de 10 caractères. <text:s/>Il faut en plus l'entête (5 caractères), les 5#, la longueur, le checksum, ce qui donne 12 caractères (on se limite à 15 pour l'exemple c'est déjà large).</text:p>
      <text:p text:style-name="P9">La durée est donc 15*10/ 9600 = 16ms.</text:p>
      <text:p text:style-name="P9"/>
      <text:p text:style-name="P11">Stratégie :</text:p>
      <text:p text:style-name="P9">On envoie 3 messages systématiquement depuis la SGw, ce qui fait qu'entre l'émission d'une requête et la fin de réception de la dernière des 3 réponses, il s'écoule un temps T = 16ms + 3*16ms = 64ms.</text:p>
      <text:p text:style-name="P9">On va donc se donner un laps de temps pour retenter une requête si pas de réception, jusqu'à 3 fois. On fixe ce laps de temps à 100ms.</text:p>
      <text:p text:style-name="P12"><draw:frame text:anchor-type="paragraph" draw:z-index="79" draw:style-name="gr44" draw:text-style-name="P63" svg:width="5.926cm" svg:height="0.814cm" svg:x="6.95cm" svg:y="0.436cm"><draw:text-box><text:p><text:span text:style-name="T26">Requête info n'arrive jamais au Sgw</text:span></text:p><text:p><text:span text:style-name="T27">3 tentatives ...</text:span></text:p></draw:text-box></draw:frame></text:p>
      <text:p text:style-name="P12"><draw:frame text:anchor-type="paragraph" draw:z-index="78" draw:style-name="gr43" draw:text-style-name="P63" svg:width="3.566cm" svg:height="0.507cm" svg:x="0.476cm" svg:y="-0.203cm"><draw:text-box><text:p><text:span text:style-name="T26">Idéal</text:span></text:p></draw:text-box></draw:frame></text:p>
      <text:p text:style-name="P12"><draw:rect text:anchor-type="paragraph" draw:z-index="47" draw:style-name="gr40" draw:text-style-name="P55" svg:width="1.758cm" svg:height="0.699cm" svg:x="6.69cm" svg:y="0.095cm"><text:p/></draw:rect><draw:frame text:anchor-type="paragraph" draw:z-index="48" draw:style-name="gr41" draw:text-style-name="P62" svg:width="1.287cm" svg:height="0.412cm" svg:x="7.047cm" svg:y="0.189cm"><draw:text-box><text:p><text:span text:style-name="T25">RmDv</text:span></text:p></draw:text-box></draw:frame><draw:rect text:anchor-type="paragraph" draw:z-index="50" draw:style-name="gr40" draw:text-style-name="P55" svg:width="1.758cm" svg:height="0.699cm" svg:x="10.603cm" svg:y="0.122cm"><text:p/></draw:rect><draw:frame text:anchor-type="paragraph" draw:z-index="51" draw:style-name="gr41" draw:text-style-name="P62" svg:width="1.287cm" svg:height="0.412cm" svg:x="10.959cm" svg:y="0.215cm"><draw:text-box><text:p><text:span text:style-name="T25">SGw</text:span></text:p></draw:text-box></draw:frame><draw:line text:anchor-type="paragraph" draw:z-index="52" draw:style-name="gr42" draw:text-style-name="P55" svg:x1="11.396cm" svg:y1="0.82cm" svg:x2="11.415cm" svg:y2="3.064cm"><text:p/></draw:line><draw:g text:anchor-type="paragraph" draw:z-index="46" draw:style-name="gr4"><draw:rect draw:style-name="gr33" draw:text-style-name="P55" svg:width="1.758cm" svg:height="0.699cm" svg:x="0.178cm" svg:y="0.095cm"><text:p/></draw:rect><draw:frame draw:style-name="gr34" draw:text-style-name="P62" svg:width="1.287cm" svg:height="0.412cm" svg:x="0.534cm" svg:y="0.188cm"><draw:text-box><text:p><text:span text:style-name="T25">RmDv</text:span></text:p></draw:text-box></draw:frame><draw:line draw:style-name="gr35" draw:text-style-name="P55" svg:x1="0.972cm" svg:y1="0.794cm" svg:x2="0.972cm" svg:y2="2.941cm"><text:p/></draw:line><draw:rect draw:style-name="gr33" draw:text-style-name="P55" svg:width="1.758cm" svg:height="0.699cm" svg:x="4.09cm" svg:y="0.121cm"><text:p/></draw:rect><draw:frame draw:style-name="gr34" draw:text-style-name="P62" svg:width="1.287cm" svg:height="0.412cm" svg:x="4.447cm" svg:y="0.215cm"><draw:text-box><text:p><text:span text:style-name="T25">SGw</text:span></text:p></draw:text-box></draw:frame><draw:line draw:style-name="gr35" draw:text-style-name="P55" svg:x1="4.884cm" svg:y1="0.82cm" svg:x2="4.903cm" svg:y2="3.064cm"><text:p/></draw:line><draw:g draw:style-name="gr36"><draw:g draw:style-name="gr36"><draw:rect draw:style-name="gr37" draw:text-style-name="P55" svg:width="3.931cm" svg:height="0.246cm" svg:x="0.972cm" svg:y="1.393cm"><text:p/></draw:rect><draw:line draw:style-name="gr10" draw:text-style-name="P55" svg:x1="1.598cm" svg:y1="1.515cm" svg:x2="3.612cm" svg:y2="1.515cm"><text:p/></draw:line></draw:g><draw:rect draw:style-name="gr37" draw:text-style-name="P55" svg:width="3.931cm" svg:height="0.246cm" svg:x="0.972cm" svg:y="1.393cm"><text:p/></draw:rect><draw:line draw:style-name="gr10" draw:text-style-name="P55" svg:x1="3.207cm" svg:y1="1.515cm" svg:x2="3.613cm" svg:y2="1.515cm"><text:p/></draw:line></draw:g><draw:g draw:style-name="gr36"><draw:g draw:style-name="gr36"><draw:rect draw:style-name="gr37" draw:text-style-name="P55" svg:width="3.932cm" svg:height="0.246cm" svg:x="0.952cm" svg:y="1.638cm"><text:p/></draw:rect><draw:line draw:style-name="gr10" draw:text-style-name="P55" svg:x1="4.257cm" svg:y1="1.76cm" svg:x2="2.242cm" svg:y2="1.76cm"><text:p/></draw:line></draw:g><draw:rect draw:style-name="gr37" draw:text-style-name="P55" svg:width="3.932cm" svg:height="0.246cm" svg:x="0.952cm" svg:y="1.638cm"><text:p/></draw:rect><draw:line draw:style-name="gr10" draw:text-style-name="P55" svg:x1="2.648cm" svg:y1="1.76cm" svg:x2="2.242cm" svg:y2="1.76cm"><text:p/></draw:line></draw:g><draw:g draw:style-name="gr36"><draw:g draw:style-name="gr36"><draw:rect draw:style-name="gr38" draw:text-style-name="P55" svg:width="3.931cm" svg:height="0.246cm" svg:x="0.974cm" svg:y="1.884cm"><text:p/></draw:rect><draw:line draw:style-name="gr39" draw:text-style-name="P55" svg:x1="1.6cm" svg:y1="2.004cm" svg:x2="3.614cm" svg:y2="2.004cm"><text:p/></draw:line></draw:g><draw:rect draw:style-name="gr38" draw:text-style-name="P55" svg:width="3.931cm" svg:height="0.246cm" svg:x="0.974cm" svg:y="1.884cm"><text:p/></draw:rect><draw:line draw:style-name="gr39" draw:text-style-name="P55" svg:x1="3.207cm" svg:y1="2.004cm" svg:x2="3.613cm" svg:y2="2.004cm"><text:p/></draw:line></draw:g><draw:g draw:style-name="gr36"><draw:g draw:style-name="gr36"><draw:rect draw:style-name="gr38" draw:text-style-name="P55" svg:width="3.932cm" svg:height="0.246cm" svg:x="0.974cm" svg:y="2.129cm"><text:p/></draw:rect><draw:line draw:style-name="gr39" draw:text-style-name="P55" svg:x1="4.279cm" svg:y1="2.249cm" svg:x2="2.264cm" svg:y2="2.249cm"><text:p/></draw:line></draw:g><draw:rect draw:style-name="gr38" draw:text-style-name="P55" svg:width="3.932cm" svg:height="0.246cm" svg:x="0.974cm" svg:y="2.129cm"><text:p/></draw:rect><draw:line draw:style-name="gr39" draw:text-style-name="P55" svg:x1="2.67cm" svg:y1="2.249cm" svg:x2="2.264cm" svg:y2="2.249cm"><text:p/></draw:line></draw:g></draw:g></text:p>
      <text:p text:style-name="P12"><draw:line text:anchor-type="paragraph" draw:z-index="49" draw:style-name="gr42" draw:text-style-name="P55" svg:x1="7.485cm" svg:y1="0.136cm" svg:x2="7.481cm" svg:y2="2.588cm"><text:p/></draw:line></text:p>
      <text:p text:style-name="P12"><draw:g text:anchor-type="paragraph" draw:z-index="53" draw:style-name="gr4"><draw:g draw:style-name="gr36"><draw:rect draw:style-name="gr37" draw:text-style-name="P55" svg:width="1.911cm" svg:height="0.246cm" svg:x="7.484cm" svg:y="0.078cm"><text:p/></draw:rect><draw:line draw:style-name="gr10" draw:text-style-name="P55" svg:x1="7.789cm" svg:y1="0.201cm" svg:x2="8.768cm" svg:y2="0.201cm"><text:p/></draw:line></draw:g><draw:rect draw:style-name="gr37" draw:text-style-name="P55" svg:width="1.911cm" svg:height="0.246cm" svg:x="7.484cm" svg:y="0.078cm"><text:p/></draw:rect><draw:line draw:style-name="gr10" draw:text-style-name="P55" svg:x1="8.571cm" svg:y1="0.201cm" svg:x2="8.768cm" svg:y2="0.201cm"><text:p/></draw:line></draw:g></text:p>
      <text:p text:style-name="P12"><draw:g text:anchor-type="paragraph" draw:z-index="54" draw:style-name="gr4"><draw:g draw:style-name="gr36"><draw:rect draw:style-name="gr37" draw:text-style-name="P55" svg:width="1.911cm" svg:height="0.246cm" svg:x="7.484cm" svg:y="0.051cm"><text:p/></draw:rect><draw:line draw:style-name="gr10" draw:text-style-name="P55" svg:x1="7.789cm" svg:y1="0.173cm" svg:x2="8.768cm" svg:y2="0.173cm"><text:p/></draw:line></draw:g><draw:rect draw:style-name="gr37" draw:text-style-name="P55" svg:width="1.911cm" svg:height="0.246cm" svg:x="7.484cm" svg:y="0.051cm"><text:p/></draw:rect><draw:line draw:style-name="gr10" draw:text-style-name="P55" svg:x1="8.571cm" svg:y1="0.173cm" svg:x2="8.768cm" svg:y2="0.173cm"><text:p/></draw:line></draw:g></text:p>
      <text:p text:style-name="P12"><draw:g text:anchor-type="paragraph" draw:z-index="55" draw:style-name="gr4"><draw:g draw:style-name="gr36"><draw:rect draw:style-name="gr37" draw:text-style-name="P55" svg:width="1.911cm" svg:height="0.246cm" svg:x="7.484cm" svg:y="0.093cm"><text:p/></draw:rect><draw:line draw:style-name="gr10" draw:text-style-name="P55" svg:x1="7.789cm" svg:y1="0.215cm" svg:x2="8.768cm" svg:y2="0.215cm"><text:p/></draw:line></draw:g><draw:rect draw:style-name="gr37" draw:text-style-name="P55" svg:width="1.911cm" svg:height="0.246cm" svg:x="7.484cm" svg:y="0.093cm"><text:p/></draw:rect><draw:line draw:style-name="gr10" draw:text-style-name="P55" svg:x1="8.571cm" svg:y1="0.215cm" svg:x2="8.768cm" svg:y2="0.215cm"><text:p/></draw:line></draw:g></text:p>
      <text:p text:style-name="P12"/>
      <text:p text:style-name="P12"><draw:frame text:anchor-type="paragraph" draw:z-index="80" draw:style-name="gr45" draw:text-style-name="P63" svg:width="5.275cm" svg:height="1.22cm" svg:x="0.152cm" svg:y="0.069cm"><draw:text-box><text:p><text:span text:style-name="T26">Requête info arrive bien mais jamais la réponse :</text:span></text:p><text:p><text:span text:style-name="T27">3 tentatives ...</text:span></text:p></draw:text-box></draw:frame><draw:frame text:anchor-type="paragraph" draw:z-index="81" draw:style-name="gr46" draw:text-style-name="P63" svg:width="8.432cm" svg:height="1.004cm" svg:x="7.07cm" svg:y="0.212cm"><draw:text-box><text:p><text:span text:style-name="T26">Transaction la plus longue...</text:span></text:p><text:p><text:span text:style-name="T27"/></text:p></draw:text-box></draw:frame></text:p>
      <text:p text:style-name="P12"/>
      <text:p text:style-name="P12"><draw:rect text:anchor-type="paragraph" draw:z-index="68" draw:style-name="gr40" draw:text-style-name="P55" svg:width="1.758cm" svg:height="0.699cm" svg:x="6.854cm" svg:y="0.183cm"><text:p/></draw:rect><draw:frame text:anchor-type="paragraph" draw:z-index="69" draw:style-name="gr41" draw:text-style-name="P62" svg:width="1.287cm" svg:height="0.412cm" svg:x="7.211cm" svg:y="0.277cm"><draw:text-box><text:p><text:span text:style-name="T25">RmDv</text:span></text:p></draw:text-box></draw:frame><draw:rect text:anchor-type="paragraph" draw:z-index="71" draw:style-name="gr40" draw:text-style-name="P55" svg:width="1.758cm" svg:height="0.699cm" svg:x="10.767cm" svg:y="0.21cm"><text:p/></draw:rect><draw:frame text:anchor-type="paragraph" draw:z-index="72" draw:style-name="gr41" draw:text-style-name="P62" svg:width="1.287cm" svg:height="0.412cm" svg:x="11.123cm" svg:y="0.303cm"><draw:text-box><text:p><text:span text:style-name="T25">SGw</text:span></text:p></draw:text-box></draw:frame><draw:g text:anchor-type="paragraph" draw:z-index="74" draw:style-name="gr4"><draw:g draw:style-name="gr36"><draw:rect draw:style-name="gr37" draw:text-style-name="P55" svg:width="3.931cm" svg:height="0.246cm" svg:x="7.648cm" svg:y="1.482cm"><text:p/></draw:rect><draw:line draw:style-name="gr10" draw:text-style-name="P55" svg:x1="8.274cm" svg:y1="1.605cm" svg:x2="10.288cm" svg:y2="1.605cm"><text:p/></draw:line></draw:g><draw:rect draw:style-name="gr37" draw:text-style-name="P55" svg:width="3.931cm" svg:height="0.246cm" svg:x="7.648cm" svg:y="1.482cm"><text:p/></draw:rect><draw:line draw:style-name="gr10" draw:text-style-name="P55" svg:x1="9.883cm" svg:y1="1.605cm" svg:x2="10.289cm" svg:y2="1.605cm"><text:p/></draw:line></draw:g><draw:rect text:anchor-type="paragraph" draw:z-index="56" draw:style-name="gr40" draw:text-style-name="P55" svg:width="1.758cm" svg:height="0.699cm" svg:x="0.178cm" svg:y="0.095cm"><text:p/></draw:rect><draw:frame text:anchor-type="paragraph" draw:z-index="57" draw:style-name="gr41" draw:text-style-name="P62" svg:width="1.287cm" svg:height="0.412cm" svg:x="0.534cm" svg:y="0.189cm"><draw:text-box><text:p><text:span text:style-name="T25">RmDv</text:span></text:p></draw:text-box></draw:frame><draw:line text:anchor-type="paragraph" draw:z-index="58" draw:style-name="gr42" draw:text-style-name="P55" svg:x1="0.972cm" svg:y1="0.794cm" svg:x2="0.972cm" svg:y2="2.941cm"><text:p/></draw:line><draw:rect text:anchor-type="paragraph" draw:z-index="59" draw:style-name="gr40" draw:text-style-name="P55" svg:width="1.758cm" svg:height="0.699cm" svg:x="4.09cm" svg:y="0.122cm"><text:p/></draw:rect><draw:frame text:anchor-type="paragraph" draw:z-index="60" draw:style-name="gr41" draw:text-style-name="P62" svg:width="1.287cm" svg:height="0.412cm" svg:x="4.447cm" svg:y="0.215cm"><draw:text-box><text:p><text:span text:style-name="T25">SGw</text:span></text:p></draw:text-box></draw:frame><draw:line text:anchor-type="paragraph" draw:z-index="61" draw:style-name="gr42" draw:text-style-name="P55" svg:x1="4.884cm" svg:y1="0.82cm" svg:x2="4.903cm" svg:y2="3.064cm"><text:p/></draw:line><draw:g text:anchor-type="paragraph" draw:z-index="62" draw:style-name="gr4"><draw:g draw:style-name="gr36"><draw:rect draw:style-name="gr37" draw:text-style-name="P55" svg:width="3.931cm" svg:height="0.246cm" svg:x="0.972cm" svg:y="1.393cm"><text:p/></draw:rect><draw:line draw:style-name="gr10" draw:text-style-name="P55" svg:x1="1.598cm" svg:y1="1.515cm" svg:x2="3.612cm" svg:y2="1.515cm"><text:p/></draw:line></draw:g><draw:rect draw:style-name="gr37" draw:text-style-name="P55" svg:width="3.931cm" svg:height="0.246cm" svg:x="0.972cm" svg:y="1.393cm"><text:p/></draw:rect><draw:line draw:style-name="gr10" draw:text-style-name="P55" svg:x1="3.207cm" svg:y1="1.515cm" svg:x2="3.613cm" svg:y2="1.515cm"><text:p/></draw:line></draw:g><draw:g text:anchor-type="paragraph" draw:z-index="63" draw:style-name="gr4"><draw:g draw:style-name="gr36"><draw:rect draw:style-name="gr37" draw:text-style-name="P55" svg:width="1.271cm" svg:height="0.246cm" svg:x="3.614cm" svg:y="1.639cm"><text:p/></draw:rect><draw:line draw:style-name="gr10" draw:text-style-name="P55" svg:x1="4.682cm" svg:y1="1.762cm" svg:x2="4.031cm" svg:y2="1.762cm"><text:p/></draw:line></draw:g><draw:rect draw:style-name="gr37" draw:text-style-name="P55" svg:width="1.271cm" svg:height="0.246cm" svg:x="3.614cm" svg:y="1.639cm"><text:p/></draw:rect><draw:line draw:style-name="gr10" draw:text-style-name="P55" svg:x1="4.162cm" svg:y1="1.762cm" svg:x2="4.031cm" svg:y2="1.762cm"><text:p/></draw:line></draw:g></text:p>
      <text:p text:style-name="P12"><draw:line text:anchor-type="paragraph" draw:z-index="73" draw:style-name="gr42" draw:text-style-name="P55" svg:x1="11.561cm" svg:y1="0.25cm" svg:x2="11.633cm" svg:y2="4.961cm"><text:p/></draw:line><draw:line text:anchor-type="paragraph" draw:z-index="70" draw:style-name="gr42" draw:text-style-name="P55" svg:x1="7.648cm" svg:y1="0.224cm" svg:x2="7.685cm" svg:y2="4.941cm"><text:p/></draw:line></text:p>
      <text:p text:style-name="P12"><draw:g text:anchor-type="paragraph" draw:z-index="75" draw:style-name="gr4"><draw:g draw:style-name="gr36"><draw:rect draw:style-name="gr37" draw:text-style-name="P55" svg:width="1.149cm" svg:height="0.246cm" svg:x="10.412cm" svg:y="0.411cm"><text:p/></draw:rect><draw:line draw:style-name="gr10" draw:text-style-name="P55" svg:x1="11.377cm" svg:y1="0.533cm" svg:x2="10.788cm" svg:y2="0.533cm"><text:p/></draw:line></draw:g><draw:rect draw:style-name="gr37" draw:text-style-name="P55" svg:width="1.149cm" svg:height="0.246cm" svg:x="10.412cm" svg:y="0.411cm"><text:p/></draw:rect><draw:line draw:style-name="gr10" draw:text-style-name="P55" svg:x1="10.907cm" svg:y1="0.533cm" svg:x2="10.788cm" svg:y2="0.533cm"><text:p/></draw:line></draw:g><draw:frame text:anchor-type="paragraph" draw:z-index="89" draw:style-name="gr47" draw:text-style-name="P58" svg:width="3.624cm" svg:height="4.132cm" svg:x="12.183cm" svg:y="0.261cm"><draw:text-box><text:p><text:span text:style-name="T22">Échec <text:s/>1 dû au retour</text:span></text:p><text:p><text:span text:style-name="T22"/></text:p><text:p><text:span text:style-name="T22">Échec <text:s/>2 dû à l'aller</text:span></text:p><text:p><text:span text:style-name="T22"/></text:p><text:p><text:span text:style-name="T22">Succès <text:s/>3 eme essai</text:span></text:p><text:p><text:span text:style-name="T22"/></text:p><text:p><text:span text:style-name="T22">Échec <text:s/>1 dû à l'aller</text:span></text:p><text:p><text:span text:style-name="T22"/></text:p><text:p><text:span text:style-name="T22">Echec 2 dû au retour</text:span></text:p><text:p><text:span text:style-name="T22"/></text:p><text:p><text:span text:style-name="T22">Succès <text:s/>3 eme essai</text:span></text:p></draw:text-box></draw:frame><draw:line text:anchor-type="paragraph" draw:z-index="109" draw:style-name="gr55" draw:text-style-name="P55" svg:x1="7.318cm" svg:y1="0.219cm" svg:x2="7.318cm" svg:y2="0.82cm"><text:p/></draw:line><draw:frame text:anchor-type="paragraph" draw:z-index="110" draw:style-name="gr56" draw:text-style-name="P58" svg:width="0.694cm" svg:height="0.551cm" svg:x="6.77cm" svg:y="0.4cm"><draw:text-box><text:p><text:span text:style-name="T22">50m</text:span></text:p></draw:text-box></draw:frame><draw:line text:anchor-type="paragraph" draw:z-index="113" draw:style-name="gr55" draw:text-style-name="P55" svg:x1="6.465cm" svg:y1="0.217cm" svg:x2="6.484cm" svg:y2="4.341cm"><text:p/></draw:line></text:p>
      <text:p text:style-name="P12"><draw:g text:anchor-type="paragraph" draw:z-index="77" draw:style-name="gr4"><draw:g draw:style-name="gr36"><draw:rect draw:style-name="gr37" draw:text-style-name="P55" svg:width="1.992cm" svg:height="0.246cm" svg:x="7.648cm" svg:y="0.141cm"><text:p/></draw:rect><draw:line draw:style-name="gr10" draw:text-style-name="P55" svg:x1="7.966cm" svg:y1="0.263cm" svg:x2="8.987cm" svg:y2="0.263cm"><text:p/></draw:line></draw:g><draw:rect draw:style-name="gr37" draw:text-style-name="P55" svg:width="1.992cm" svg:height="0.246cm" svg:x="7.648cm" svg:y="0.141cm"><text:p/></draw:rect><draw:line draw:style-name="gr10" draw:text-style-name="P55" svg:x1="8.779cm" svg:y1="0.263cm" svg:x2="8.985cm" svg:y2="0.263cm"><text:p/></draw:line></draw:g><draw:g text:anchor-type="paragraph" draw:z-index="64" draw:style-name="gr4"><draw:g draw:style-name="gr36"><draw:rect draw:style-name="gr37" draw:text-style-name="P55" svg:width="3.931cm" svg:height="0.246cm" svg:x="0.974cm" svg:y="0.012cm"><text:p/></draw:rect><draw:line draw:style-name="gr10" draw:text-style-name="P55" svg:x1="1.6cm" svg:y1="0.134cm" svg:x2="3.614cm" svg:y2="0.134cm"><text:p/></draw:line></draw:g><draw:rect draw:style-name="gr37" draw:text-style-name="P55" svg:width="3.931cm" svg:height="0.246cm" svg:x="0.974cm" svg:y="0.012cm"><text:p/></draw:rect><draw:line draw:style-name="gr10" draw:text-style-name="P55" svg:x1="3.209cm" svg:y1="0.134cm" svg:x2="3.615cm" svg:y2="0.134cm"><text:p/></draw:line></draw:g><draw:g text:anchor-type="paragraph" draw:z-index="65" draw:style-name="gr4"><draw:g draw:style-name="gr36"><draw:rect draw:style-name="gr37" draw:text-style-name="P55" svg:width="1.271cm" svg:height="0.246cm" svg:x="3.614cm" svg:y="0.258cm"><text:p/></draw:rect><draw:line draw:style-name="gr10" draw:text-style-name="P55" svg:x1="4.682cm" svg:y1="0.381cm" svg:x2="4.031cm" svg:y2="0.381cm"><text:p/></draw:line></draw:g><draw:rect draw:style-name="gr37" draw:text-style-name="P55" svg:width="1.271cm" svg:height="0.246cm" svg:x="3.614cm" svg:y="0.258cm"><text:p/></draw:rect><draw:line draw:style-name="gr10" draw:text-style-name="P55" svg:x1="4.162cm" svg:y1="0.381cm" svg:x2="4.031cm" svg:y2="0.381cm"><text:p/></draw:line></draw:g><draw:line text:anchor-type="paragraph" draw:z-index="111" draw:style-name="gr55" draw:text-style-name="P55" svg:x1="7.318cm" svg:y1="0.162cm" svg:x2="7.339cm" svg:y2="0.894cm"><text:p/></draw:line></text:p>
      <text:p text:style-name="P12"><draw:g text:anchor-type="paragraph" draw:z-index="66" draw:style-name="gr4"><draw:g draw:style-name="gr36"><draw:rect draw:style-name="gr37" draw:text-style-name="P55" svg:width="3.931cm" svg:height="0.246cm" svg:x="0.954cm" svg:y="0.012cm"><text:p/></draw:rect><draw:line draw:style-name="gr10" draw:text-style-name="P55" svg:x1="1.58cm" svg:y1="0.134cm" svg:x2="3.594cm" svg:y2="0.134cm"><text:p/></draw:line></draw:g><draw:rect draw:style-name="gr37" draw:text-style-name="P55" svg:width="3.931cm" svg:height="0.246cm" svg:x="0.954cm" svg:y="0.012cm"><text:p/></draw:rect><draw:line draw:style-name="gr10" draw:text-style-name="P55" svg:x1="3.189cm" svg:y1="0.134cm" svg:x2="3.595cm" svg:y2="0.134cm"><text:p/></draw:line></draw:g><draw:g text:anchor-type="paragraph" draw:z-index="67" draw:style-name="gr4"><draw:g draw:style-name="gr36"><draw:rect draw:style-name="gr37" draw:text-style-name="P55" svg:width="1.271cm" svg:height="0.246cm" svg:x="3.614cm" svg:y="0.258cm"><text:p/></draw:rect><draw:line draw:style-name="gr10" draw:text-style-name="P55" svg:x1="4.682cm" svg:y1="0.381cm" svg:x2="4.031cm" svg:y2="0.381cm"><text:p/></draw:line></draw:g><draw:rect draw:style-name="gr37" draw:text-style-name="P55" svg:width="1.271cm" svg:height="0.246cm" svg:x="3.614cm" svg:y="0.258cm"><text:p/></draw:rect><draw:line draw:style-name="gr10" draw:text-style-name="P55" svg:x1="4.162cm" svg:y1="0.381cm" svg:x2="4.031cm" svg:y2="0.381cm"><text:p/></draw:line></draw:g><draw:g text:anchor-type="paragraph" draw:z-index="82" draw:style-name="gr4"><draw:g draw:style-name="gr36"><draw:rect draw:style-name="gr37" draw:text-style-name="P55" svg:width="3.931cm" svg:height="0.246cm" svg:x="7.664cm" svg:y="0.189cm"><text:p/></draw:rect><draw:line draw:style-name="gr10" draw:text-style-name="P55" svg:x1="8.29cm" svg:y1="0.312cm" svg:x2="10.304cm" svg:y2="0.312cm"><text:p/></draw:line></draw:g><draw:rect draw:style-name="gr37" draw:text-style-name="P55" svg:width="3.931cm" svg:height="0.246cm" svg:x="7.664cm" svg:y="0.189cm"><text:p/></draw:rect><draw:line draw:style-name="gr10" draw:text-style-name="P55" svg:x1="9.899cm" svg:y1="0.312cm" svg:x2="10.305cm" svg:y2="0.312cm"><text:p/></draw:line></draw:g><draw:g text:anchor-type="paragraph" draw:z-index="83" draw:style-name="gr4"><draw:g draw:style-name="gr36"><draw:rect draw:style-name="gr37" draw:text-style-name="P55" svg:width="3.931cm" svg:height="0.246cm" svg:x="7.664cm" svg:y="0.434cm"><text:p/></draw:rect><draw:line draw:style-name="gr10" draw:text-style-name="P55" svg:x1="10.966cm" svg:y1="0.556cm" svg:x2="8.952cm" svg:y2="0.556cm"><text:p/></draw:line></draw:g><draw:rect draw:style-name="gr37" draw:text-style-name="P55" svg:width="3.931cm" svg:height="0.246cm" svg:x="7.664cm" svg:y="0.434cm"><text:p/></draw:rect><draw:line draw:style-name="gr10" draw:text-style-name="P55" svg:x1="9.358cm" svg:y1="0.556cm" svg:x2="8.952cm" svg:y2="0.556cm"><text:p/></draw:line></draw:g></text:p>
      <text:p text:style-name="P12"><draw:g text:anchor-type="paragraph" draw:z-index="76" draw:style-name="gr4"><draw:g draw:style-name="gr36"><draw:rect draw:style-name="gr38" draw:text-style-name="P55" svg:width="1.047cm" svg:height="0.246cm" svg:x="10.567cm" svg:y="0.432cm"><text:p/></draw:rect><draw:line draw:style-name="gr39" draw:text-style-name="P55" svg:x1="11.447cm" svg:y1="0.554cm" svg:x2="10.911cm" svg:y2="0.554cm"><text:p/></draw:line></draw:g><draw:rect draw:style-name="gr38" draw:text-style-name="P55" svg:width="1.047cm" svg:height="0.246cm" svg:x="10.567cm" svg:y="0.432cm"><text:p/></draw:rect><draw:line draw:style-name="gr39" draw:text-style-name="P55" svg:x1="11.019cm" svg:y1="0.554cm" svg:x2="10.911cm" svg:y2="0.554cm"><text:p/></draw:line></draw:g><draw:g text:anchor-type="paragraph" draw:z-index="84" draw:style-name="gr4"><draw:g draw:style-name="gr36"><draw:rect draw:style-name="gr38" draw:text-style-name="P55" svg:width="2.236cm" svg:height="0.246cm" svg:x="7.684cm" svg:y="0.187cm"><text:p/></draw:rect><draw:line draw:style-name="gr39" draw:text-style-name="P55" svg:x1="8.04cm" svg:y1="0.309cm" svg:x2="9.186cm" svg:y2="0.309cm"><text:p/></draw:line></draw:g><draw:rect draw:style-name="gr38" draw:text-style-name="P55" svg:width="2.236cm" svg:height="0.246cm" svg:x="7.684cm" svg:y="0.187cm"><text:p/></draw:rect><draw:line draw:style-name="gr39" draw:text-style-name="P55" svg:x1="8.958cm" svg:y1="0.309cm" svg:x2="9.189cm" svg:y2="0.309cm"><text:p/></draw:line></draw:g><draw:line text:anchor-type="paragraph" draw:z-index="112" draw:style-name="gr55" draw:text-style-name="P55" svg:x1="7.297cm" svg:y1="0.152cm" svg:x2="7.297cm" svg:y2="0.753cm"><text:p/></draw:line><draw:frame text:anchor-type="paragraph" draw:z-index="115" draw:style-name="gr56" draw:text-style-name="P58" svg:width="0.694cm" svg:height="0.655cm" svg:x="5.65cm" svg:y="0.379cm"><draw:text-box><text:p><text:span text:style-name="T22">6x50m</text:span></text:p></draw:text-box></draw:frame></text:p>
      <text:p text:style-name="P12"><draw:g text:anchor-type="paragraph" draw:z-index="85" draw:style-name="gr4"><draw:g draw:style-name="gr36"><draw:rect draw:style-name="gr38" draw:text-style-name="P55" svg:width="3.931cm" svg:height="0.246cm" svg:x="7.684cm" svg:y="0.187cm"><text:p/></draw:rect><draw:line draw:style-name="gr39" draw:text-style-name="P55" svg:x1="8.31cm" svg:y1="0.309cm" svg:x2="10.324cm" svg:y2="0.309cm"><text:p/></draw:line></draw:g><draw:rect draw:style-name="gr38" draw:text-style-name="P55" svg:width="3.931cm" svg:height="0.246cm" svg:x="7.684cm" svg:y="0.187cm"><text:p/></draw:rect><draw:line draw:style-name="gr39" draw:text-style-name="P55" svg:x1="9.921cm" svg:y1="0.309cm" svg:x2="10.327cm" svg:y2="0.309cm"><text:p/></draw:line></draw:g><draw:g text:anchor-type="paragraph" draw:z-index="86" draw:style-name="gr4"><draw:g draw:style-name="gr36"><draw:rect draw:style-name="gr38" draw:text-style-name="P55" svg:width="1.047cm" svg:height="0.246cm" svg:x="10.608cm" svg:y="0.432cm"><text:p/></draw:rect><draw:line draw:style-name="gr39" draw:text-style-name="P55" svg:x1="11.487cm" svg:y1="0.554cm" svg:x2="10.951cm" svg:y2="0.554cm"><text:p/></draw:line></draw:g><draw:rect draw:style-name="gr38" draw:text-style-name="P55" svg:width="1.047cm" svg:height="0.246cm" svg:x="10.608cm" svg:y="0.432cm"><text:p/></draw:rect><draw:line draw:style-name="gr39" draw:text-style-name="P55" svg:x1="11.059cm" svg:y1="0.554cm" svg:x2="10.951cm" svg:y2="0.554cm"><text:p/></draw:line></draw:g><draw:line text:anchor-type="paragraph" draw:z-index="114" draw:style-name="gr55" draw:text-style-name="P55" svg:x1="7.297cm" svg:y1="0.277cm" svg:x2="7.297cm" svg:y2="0.878cm"><text:p/></draw:line></text:p>
      <text:p text:style-name="P16"><draw:g text:anchor-type="paragraph" draw:z-index="87" draw:style-name="gr4"><draw:g draw:style-name="gr36"><draw:rect draw:style-name="gr38" draw:text-style-name="P55" svg:width="3.931cm" svg:height="0.246cm" svg:x="7.685cm" svg:y="0.201cm"><text:p/></draw:rect><draw:line draw:style-name="gr39" draw:text-style-name="P55" svg:x1="8.311cm" svg:y1="0.323cm" svg:x2="10.325cm" svg:y2="0.323cm"><text:p/></draw:line></draw:g><draw:rect draw:style-name="gr38" draw:text-style-name="P55" svg:width="3.931cm" svg:height="0.246cm" svg:x="7.685cm" svg:y="0.201cm"><text:p/></draw:rect><draw:line draw:style-name="gr39" draw:text-style-name="P55" svg:x1="9.92cm" svg:y1="0.323cm" svg:x2="10.326cm" svg:y2="0.323cm"><text:p/></draw:line></draw:g></text:p>
      <text:p text:style-name="P16"><draw:g text:anchor-type="paragraph" draw:z-index="88" draw:style-name="gr4"><draw:g draw:style-name="gr36"><draw:rect draw:style-name="gr38" draw:text-style-name="P55" svg:width="3.827cm" svg:height="0.246cm" svg:x="7.789cm" svg:y="-0.212cm"><text:p/></draw:rect><draw:line draw:style-name="gr39" draw:text-style-name="P55" svg:x1="11.006cm" svg:y1="-0.09cm" svg:x2="9.045cm" svg:y2="-0.09cm"><text:p/></draw:line></draw:g><draw:rect draw:style-name="gr38" draw:text-style-name="P55" svg:width="3.827cm" svg:height="0.246cm" svg:x="7.789cm" svg:y="-0.212cm"><text:p/></draw:rect><draw:line draw:style-name="gr39" draw:text-style-name="P55" svg:x1="9.44cm" svg:y1="-0.09cm" svg:x2="9.045cm" svg:y2="-0.09cm"><text:p/></draw:line></draw:g></text:p>
      <text:p text:style-name="P16"/>
      <text:p text:style-name="P16"/>
      <text:p text:style-name="P16"/>
      <text:p text:style-name="P16"><text:soft-page-break/>Bilan : </text:p>
      <text:p text:style-name="P17">Au niveau RmDv : </text:p>
      <text:list xml:id="list6195978645464496186" text:style-name="L6">
        <text:list-item>
          <text:p text:style-name="P48">émission de la r<text:span text:style-name="T2">equête info</text:span>, puis</text:p>
          <text:list>
            <text:list-item>
              <text:p text:style-name="P48">soit la réponse est reçue et on envoie la<text:span text:style-name="T2"> requête status</text:span></text:p>
            </text:list-item>
            <text:list-item>
              <text:p text:style-name="P48">soit le timeout de 30ms est passé <text:s/>et on renvoie la <text:span text:style-name="T2">requête info </text:span></text:p>
            </text:list-item>
          </text:list>
        </text:list-item>
      </text:list>
      <text:p text:style-name="P17">Algo :</text:p>
      <text:p text:style-name="P12"><text:span text:style-name="T7">exitpour = 0</text:span> </text:p>
      <text:p text:style-name="P12">Pour i de 0 à 2</text:p>
      <text:p text:style-name="P12"><text:s text:c="4"/>émission <text:s/><text:span text:style-name="T2">requête info</text:span></text:p>
      <text:p text:style-name="P12"><text:span text:style-name="T2"><text:s text:c="4"/></text:span><text:span text:style-name="T7">Lancer tempo 30ms</text:span></text:p>
      <text:p text:style-name="P12"><text:s text:c="4"/>tant que tempo non écoulée</text:p>
      <text:p text:style-name="P12"><text:s text:c="8"/>si réception<text:span text:style-name="T2"> info </text:span></text:p>
      <text:p text:style-name="P12"><text:span text:style-name="T2"><text:s text:c="12"/></text:span><text:span text:style-name="T7">exitpour = 1 <text:s text:c="2"/></text:span><text:s text:c="9"/></text:p>
      <text:p text:style-name="P12"><text:s text:c="12"/>exit tant que</text:p>
      <text:p text:style-name="P12"><text:s text:c="8"/>fin si</text:p>
      <text:p text:style-name="P12"><text:s text:c="5"/>ftq</text:p>
      <text:p text:style-name="P12"><text:s text:c="5"/>si <text:s/><text:span text:style-name="T7">exitpour = 1 exit</text:span></text:p>
      <text:p text:style-name="P9">fin pour</text:p>
      <text:p text:style-name="P12"/>
      <text:p text:style-name="P17">Au niveau SGw</text:p>
      <text:p text:style-name="P12"/>
      <text:p text:style-name="P12">C'est tout simple : si on reçoit une requête, on y répond.</text:p>
      <text:p text:style-name="P12">Lors de l'entrée dans le processus, qui commence avec la réception de la <text:span text:style-name="T2">requête information</text:span>, il faut gérer un timeout pour sortir de l'étape si celle-ci est infructueuse<text:span text:style-name="T11">.</text:span></text:p>
      <text:p text:style-name="P17"/>
      <text:p text:style-name="P19">Si le timeout côté RmDv vaut T, alors il faut 6T pour une communication la plus longue et seulement 2T pour la plus courte. Le timeout côté SGw sera fixé à 6T.</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h text:style-name="Heading_20_1" text:outline-level="1">Architecture logicielle C SmartGW – Remote Devices</text:h>
      <text:p text:style-name="P12"/>
      <text:p text:style-name="P12"><draw:line text:anchor-type="paragraph" draw:z-index="18" draw:style-name="gr25" draw:text-style-name="P55" svg:x1="8.828cm" svg:y1="6.232cm" svg:x2="8.791cm" svg:y2="0.245cm"><text:p/></draw:line><draw:line text:anchor-type="paragraph" draw:z-index="43" draw:style-name="gr25" draw:text-style-name="P55" svg:x1="8.339cm" svg:y1="6.231cm" svg:x2="6.91cm" svg:y2="0.234cm"><text:p/></draw:line></text:p>
      <text:p text:style-name="P12"/>
      <text:p text:style-name="P12"/>
      <text:p text:style-name="P12"/>
      <text:p text:style-name="P12"><draw:rect text:anchor-type="paragraph" draw:z-index="11" draw:style-name="gr21" draw:text-style-name="P55" svg:width="10.141cm" svg:height="11.734cm" svg:x="3.914cm" svg:y="1.812cm"><text:p/></draw:rect><draw:frame text:anchor-type="paragraph" draw:z-index="12" draw:style-name="gr22" draw:text-style-name="P56" svg:width="3.29cm" svg:height="0.689cm" svg:x="4.122cm" svg:y="1.893cm"><draw:text-box><text:p><text:span text:style-name="T20">Sur requête RmDv...</text:span></text:p></draw:text-box></draw:frame><draw:custom-shape text:anchor-type="paragraph" draw:z-index="13" draw:style-name="gr23" svg:width="4.573cm" svg:height="2.35cm" svg:x="8.206cm" svg:y="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style-name="gr24" draw:text-style-name="P58" svg:width="1.816cm" svg:height="0.398cm" svg:x="9.62cm" svg:y="4.867cm"><draw:text-box><text:p><text:span text:style-name="T22">Compute</text:span></text:p></draw:text-box></draw:frame><draw:path text:anchor-type="paragraph" draw:z-index="15" draw:style-name="gr25" draw:text-style-name="P55" svg:width="1.699cm" svg:height="0.699cm" svg:x="6.505cm" svg:y="3.95cm" svg:viewBox="0 0 1700 700" svg:d="M0 0c527 19 1700 700 1700 700"><text:p/></draw:path><draw:path text:anchor-type="paragraph" draw:z-index="16" draw:style-name="gr25" draw:text-style-name="P55" svg:width="3.513cm" svg:height="0.83cm" svg:x="6.505cm" svg:y="5.95cm" svg:viewBox="0 0 3514 831" svg:d="M3514 0c-378 737-3514 831-3514 831"><text:p/></draw:path><draw:line text:anchor-type="paragraph" draw:z-index="17" draw:style-name="gr25" draw:text-style-name="P55" svg:x1="10.436cm" svg:y1="0.256cm" svg:x2="10.436cm" svg:y2="3.6cm"><text:p/></draw:line><draw:custom-shape text:anchor-type="paragraph" draw:z-index="19" draw:style-name="gr23" svg:width="1.855cm" svg:height="1.759cm" svg:x="4.651cm" svg:y="3.0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style-name="gr26" draw:text-style-name="P58" svg:width="1.816cm" svg:height="0.613cm" svg:x="4.84cm" svg:y="2.581cm"><draw:text-box><text:p><text:span text:style-name="T24">RmDvData_i_In</text:span></text:p><text:p><text:span text:style-name="T22"/></text:p></draw:text-box></draw:frame><draw:frame text:anchor-type="paragraph" draw:z-index="21" draw:style-name="gr27" draw:text-style-name="P58" svg:width="1.458cm" svg:height="1.539cm" svg:x="4.838cm" svg:y="3.261cm"><draw:text-box><text:p><text:span text:style-name="T22">Temp</text:span></text:p><text:p><text:span text:style-name="T22">Status</text:span></text:p><text:p><text:span text:style-name="T22">TimeStamp</text:span></text:p><text:p><text:span text:style-name="T22">...</text:span></text:p></draw:text-box></draw:frame><draw:frame text:anchor-type="paragraph" draw:z-index="22" draw:style-name="gr28" draw:text-style-name="P60" svg:width="2.327cm" svg:height="0.586cm" svg:x="4.69cm" svg:y="5.207cm"><draw:text-box><text:p><text:span text:style-name="T24">RmDvData_i_Out</text:span></text:p></draw:text-box></draw:frame><draw:custom-shape text:anchor-type="paragraph" draw:z-index="23" draw:style-name="gr23" svg:width="2.005cm" svg:height="1.682cm" svg:x="4.501cm" svg:y="5.6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4" draw:style-name="gr29" draw:text-style-name="P58" svg:width="1.855cm" svg:height="1.216cm" svg:x="4.651cm" svg:y="5.824cm"><draw:text-box><text:p><text:span text:style-name="T22">TempSet</text:span></text:p><text:p><text:span text:style-name="T22">NextWupDelay</text:span></text:p></draw:text-box></draw:frame><draw:custom-shape text:anchor-type="paragraph" draw:z-index="25" draw:style-name="gr23" svg:width="1.25cm" svg:height="4.026cm" svg:x="1.609cm" svg:y="3.1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25" draw:text-style-name="P55" svg:x1="2.858cm" svg:y1="3.826cm" svg:x2="4.652cm" svg:y2="3.826cm"><text:p/></draw:line><draw:line text:anchor-type="paragraph" draw:z-index="27" draw:style-name="gr25" draw:text-style-name="P55" svg:x1="4.502cm" svg:y1="6.306cm" svg:x2="2.858cm" svg:y2="6.306cm"><text:p/></draw:line><draw:frame text:anchor-type="paragraph" draw:z-index="28" draw:style-name="gr24" draw:text-style-name="P58" svg:width="1.816cm" svg:height="0.398cm" svg:x="1.942cm" svg:y="2.6cm"><draw:text-box><text:p><text:span text:style-name="T22">RmDv i</text:span></text:p></draw:text-box></draw:frame><draw:frame text:anchor-type="paragraph" draw:z-index="29" draw:style-name="gr24" draw:text-style-name="P59" svg:width="1.816cm" svg:height="0.398cm" draw:transform="rotate (1.5707963267946) translate (3.12031944444444cm 5.95136111111111cm)"><draw:text-box><text:p><text:span text:style-name="T23">FSKStack</text:span></text:p></draw:text-box></draw:frame><draw:custom-shape text:anchor-type="paragraph" draw:z-index="30" draw:style-name="gr23" svg:width="1.855cm" svg:height="1.759cm" svg:x="4.651cm" svg:y="8.4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1" draw:style-name="gr24" draw:text-style-name="P58" svg:width="1.816cm" svg:height="0.398cm" svg:x="4.84cm" svg:y="7.943cm"><draw:text-box><text:p><text:span text:style-name="T24">RmDvData_j_In</text:span></text:p></draw:text-box></draw:frame><draw:frame text:anchor-type="paragraph" draw:z-index="32" draw:style-name="gr27" draw:text-style-name="P58" svg:width="1.458cm" svg:height="1.539cm" svg:x="4.838cm" svg:y="8.624cm"><draw:text-box><text:p><text:span text:style-name="T22">Temp</text:span></text:p><text:p><text:span text:style-name="T22">Status</text:span></text:p><text:p><text:span text:style-name="T22">TimeStamp</text:span></text:p><text:p><text:span text:style-name="T22">...</text:span></text:p></draw:text-box></draw:frame><draw:frame text:anchor-type="paragraph" draw:z-index="33" draw:style-name="gr30" draw:text-style-name="P58" svg:width="2.301cm" svg:height="0.648cm" svg:x="4.69cm" svg:y="10.569cm"><draw:text-box><text:p><text:span text:style-name="T24">RmDvData_j_Out</text:span></text:p><text:p><text:span text:style-name="T24"/></text:p></draw:text-box></draw:frame><draw:custom-shape text:anchor-type="paragraph" draw:z-index="34" draw:style-name="gr23" svg:width="2.005cm" svg:height="1.682cm" svg:x="4.501cm" svg:y="10.9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5" draw:style-name="gr29" draw:text-style-name="P58" svg:width="1.855cm" svg:height="1.216cm" svg:x="4.651cm" svg:y="11.187cm"><draw:text-box><text:p><text:span text:style-name="T22">TempSet</text:span></text:p><text:p><text:span text:style-name="T22">NextWupDelay</text:span></text:p></draw:text-box></draw:frame><draw:custom-shape text:anchor-type="paragraph" draw:z-index="36" draw:style-name="gr23" svg:width="1.25cm" svg:height="4.026cm" svg:x="1.609cm" svg:y="8.4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style-name="gr25" draw:text-style-name="P55" svg:x1="2.858cm" svg:y1="9.187cm" svg:x2="4.652cm" svg:y2="9.187cm"><text:p/></draw:line><draw:line text:anchor-type="paragraph" draw:z-index="38" draw:style-name="gr25" draw:text-style-name="P55" svg:x1="4.502cm" svg:y1="11.666cm" svg:x2="2.858cm" svg:y2="11.666cm"><text:p/></draw:line><draw:frame text:anchor-type="paragraph" draw:z-index="39" draw:style-name="gr24" draw:text-style-name="P58" svg:width="1.816cm" svg:height="0.398cm" svg:x="1.942cm" svg:y="7.962cm"><draw:text-box><text:p><text:span text:style-name="T22">RmDv j</text:span></text:p></draw:text-box></draw:frame><draw:frame text:anchor-type="paragraph" draw:z-index="40" draw:style-name="gr24" draw:text-style-name="P58" svg:width="1.816cm" svg:height="0.398cm" draw:transform="rotate (1.5707963267946) translate (3.12031944444444cm 11.3135833333333cm)"><draw:text-box><text:p><text:span text:style-name="T22">FSKStack</text:span></text:p></draw:text-box></draw:frame><draw:path text:anchor-type="paragraph" draw:z-index="41" draw:style-name="gr25" draw:text-style-name="P55" svg:width="1.699cm" svg:height="3.174cm" svg:x="6.505cm" svg:y="5.793cm" svg:viewBox="0 0 1700 3175" svg:d="M0 3175c988-344 1700-3175 1700-3175"><text:p/></draw:path><draw:path text:anchor-type="paragraph" draw:z-index="42" draw:style-name="gr25" draw:text-style-name="P55" svg:width="4.109cm" svg:height="5.585cm" svg:x="6.505cm" svg:y="5.95cm" svg:viewBox="0 0 4110 5586" svg:d="M4110 0c-442 4954-4110 5586-4110 5586"><text:p/></draw:path><draw:rect text:anchor-type="paragraph" draw:z-index="44" draw:style-name="gr31" draw:text-style-name="P55" svg:width="3.705cm" svg:height="11.014cm" svg:x="3.568cm" svg:y="2.371cm"><text:p/></draw:rect><draw:frame text:anchor-type="paragraph" draw:z-index="45" draw:style-name="gr32" draw:text-style-name="P61" svg:width="3.103cm" svg:height="0.916cm" svg:x="3.688cm" svg:y="12.806cm"><draw:text-box><text:p><text:span text:style-name="T19">RmDv_Object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8</text:page-number>/<text:page-count>1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2-28T10:28:25.91</dc:date>
    <meta:editing-duration>P7DT19H15M55S</meta:editing-duration>
    <meta:editing-cycles>141</meta:editing-cycles>
    <meta:generator>OpenOffice/4.1.13$Win32 OpenOffice.org_project/4113m1$Build-9810</meta:generator>
    <meta:print-date>2011-11-29T11:08:14.52</meta:print-date>
    <dc:creator>Thierry ROCACHER</dc:creator>
    <meta:document-statistic meta:table-count="10" meta:image-count="8" meta:object-count="0" meta:page-count="18" meta:paragraph-count="316" meta:word-count="2467" meta:character-count="14854"/>
    <meta:user-defined meta:name="Info 1"/>
    <meta:user-defined meta:name="Info 2"/>
    <meta:user-defined meta:name="Info 3"/>
    <meta:user-defined meta:name="Info 4"/>
  </office:meta>
</office:document-meta>
</file>